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0799in"/>
    </style:style>
    <style:style style:name="co3" style:family="table-column">
      <style:table-column-properties fo:break-before="auto" style:column-width="1.2063in"/>
    </style:style>
    <style:style style:name="co4" style:family="table-column">
      <style:table-column-properties fo:break-before="auto" style:column-width="0.9654in"/>
    </style:style>
    <style:style style:name="co5" style:family="table-column">
      <style:table-column-properties fo:break-before="auto" style:column-width="0.928in"/>
    </style:style>
    <style:style style:name="co6" style:family="table-column">
      <style:table-column-properties fo:break-before="auto" style:column-width="1.054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925in"/>
    </style:style>
    <style:style style:name="co9" style:family="table-column">
      <style:table-column-properties fo:break-before="auto" style:column-width="1.130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333333" fo:border-left="0.0346in solid #33ff99" fo:border-right="none" fo:border-top="0.0346in solid #33ff99"/>
    </style:style>
    <style:style style:name="ce2" style:family="table-cell" style:parent-style-name="Default">
      <style:table-cell-properties fo:border-bottom="none" fo:border-left="0.0346in solid #33ff99" fo:border-right="none" fo:border-top="none"/>
    </style:style>
    <style:style style:name="ce3" style:family="table-cell" style:parent-style-name="Default" style:data-style-name="N2">
      <style:table-cell-properties fo:border-bottom="0.0346in solid #ff3300" fo:background-color="#b2b2b2" fo:border-left="0.0346in solid #ff3300" fo:border-right="none" fo:border-top="0.0346in solid #ff3300"/>
    </style:style>
    <style:style style:name="ce4" style:family="table-cell" style:parent-style-name="Default">
      <style:table-cell-properties fo:border-bottom="none" fo:background-color="#333333" fo:border-left="none" fo:border-right="none" fo:border-top="0.0346in solid #33ff99"/>
    </style:style>
    <style:style style:name="ce5" style:family="table-cell" style:parent-style-name="Default" style:data-style-name="N2">
      <style:table-cell-properties fo:border-bottom="0.0346in solid #ff3300" fo:background-color="#b2b2b2" fo:border-left="none" fo:border-right="none" fo:border-top="0.0346in solid #ff3300"/>
    </style:style>
    <style:style style:name="ce6" style:family="table-cell" style:parent-style-name="Default">
      <style:table-cell-properties fo:border-bottom="none" fo:background-color="#333333" fo:border-left="none" fo:border-right="0.0346in solid #33ff99" fo:border-top="0.0346in solid #33ff99"/>
    </style:style>
    <style:style style:name="ce7" style:family="table-cell" style:parent-style-name="Default">
      <style:table-cell-properties fo:border-bottom="none" fo:border-left="none" fo:border-right="0.0346in solid #33ff99" fo:border-top="none"/>
    </style:style>
    <style:style style:name="ce8" style:family="table-cell" style:parent-style-name="Default" style:data-style-name="N2">
      <style:table-cell-properties fo:border-bottom="0.0346in solid #ff3300" fo:background-color="#b2b2b2" fo:border-left="none" fo:border-right="0.0346in solid #ff3300" fo:border-top="0.0346in solid #ff3300"/>
    </style:style>
    <style:style style:name="ce9" style:family="table-cell" style:parent-style-name="Default">
      <style:table-cell-properties fo:border-bottom="none" fo:background-color="#333333" fo:border-left="0.0346in solid #ff6600" fo:border-right="none" fo:border-top="0.0346in solid #ff6600"/>
    </style:style>
    <style:style style:name="ce10" style:family="table-cell" style:parent-style-name="Default">
      <style:table-cell-properties fo:border-bottom="none" fo:background-color="#ffffff" fo:border-left="0.0346in solid #ff6600" fo:border-right="none" fo:border-top="none"/>
    </style:style>
    <style:style style:name="ce11" style:family="table-cell" style:parent-style-name="Default" style:data-style-name="N2">
      <style:table-cell-properties fo:border-bottom="0.0346in solid #9900ff" fo:background-color="#cccccc" fo:border-left="none" fo:border-right="none" fo:border-top="0.0346in solid #9900ff"/>
    </style:style>
    <style:style style:name="ce12" style:family="table-cell" style:parent-style-name="Default">
      <style:table-cell-properties fo:border-bottom="none" fo:background-color="#333333" fo:border-left="none" fo:border-right="none" fo:border-top="0.0346in solid #ff6600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order-bottom="none" fo:background-color="#333333" fo:border-left="none" fo:border-right="0.0346in solid #ff6600" fo:border-top="0.0346in solid #ff6600"/>
    </style:style>
    <style:style style:name="ce15" style:family="table-cell" style:parent-style-name="Default">
      <style:table-cell-properties fo:border-bottom="none" fo:background-color="#ffffff" fo:border-left="none" fo:border-right="0.0346in solid #ff6600" fo:border-top="none"/>
    </style:style>
    <style:style style:name="ce16" style:family="table-cell" style:parent-style-name="Default">
      <style:table-cell-properties fo:border-bottom="none" fo:background-color="#333333" fo:border-left="0.0346in solid #6600cc" fo:border-right="none" fo:border-top="0.0346in solid #6600cc"/>
    </style:style>
    <style:style style:name="ce17" style:family="table-cell" style:parent-style-name="Default">
      <style:table-cell-properties fo:border-bottom="none" fo:border-left="0.0346in solid #6600cc" fo:border-right="none" fo:border-top="none"/>
    </style:style>
    <style:style style:name="ce18" style:family="table-cell" style:parent-style-name="Default" style:data-style-name="N2">
      <style:table-cell-properties fo:border-bottom="0.0346in solid #009933" fo:background-color="#b2b2b2" fo:border-left="0.0346in solid #009933" fo:border-right="none" fo:border-top="0.0346in solid #009933"/>
    </style:style>
    <style:style style:name="ce19" style:family="table-cell" style:parent-style-name="Default">
      <style:table-cell-properties fo:border-bottom="none" fo:background-color="#333333" fo:border-left="none" fo:border-right="none" fo:border-top="0.0346in solid #6600cc"/>
    </style:style>
    <style:style style:name="ce20" style:family="table-cell" style:parent-style-name="Default" style:data-style-name="N2">
      <style:table-cell-properties fo:border-bottom="0.0346in solid #009933" fo:background-color="#b2b2b2" fo:border-left="none" fo:border-right="none" fo:border-top="0.0346in solid #009933"/>
    </style:style>
    <style:style style:name="ce21" style:family="table-cell" style:parent-style-name="Default">
      <style:table-cell-properties fo:border-bottom="none" fo:background-color="#333333" fo:border-left="none" fo:border-right="0.0346in solid #6600cc" fo:border-top="0.0346in solid #6600cc"/>
    </style:style>
    <style:style style:name="ce22" style:family="table-cell" style:parent-style-name="Default">
      <style:table-cell-properties fo:border-bottom="none" fo:border-left="none" fo:border-right="0.0346in solid #6600cc" fo:border-top="none"/>
    </style:style>
    <style:style style:name="ce23" style:family="table-cell" style:parent-style-name="Default" style:data-style-name="N2">
      <style:table-cell-properties fo:border-bottom="0.0346in solid #009933" fo:background-color="#b2b2b2" fo:border-left="none" fo:border-right="0.0346in solid #009933" fo:border-top="0.0346in solid #009933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ackground-color="#333333"/>
    </style:style>
    <style:style style:name="ce26" style:family="table-cell" style:parent-style-name="Default">
      <style:table-cell-properties fo:border-bottom="none" fo:border-left="0.0346in solid #00ccff" fo:border-right="0.0346in solid #00ccff" fo:border-top="0.0346in solid #00ccff"/>
    </style:style>
    <style:style style:name="ce27" style:family="table-cell" style:parent-style-name="Default">
      <style:table-cell-properties fo:border-bottom="none" fo:border-left="0.0346in solid #00ccff" fo:border-right="0.0346in solid #00ccff" fo:border-top="none"/>
    </style:style>
    <style:style style:name="ce28" style:family="table-cell" style:parent-style-name="Default" style:data-style-name="N2">
      <style:table-cell-properties fo:background-color="#b2b2b2" fo:border="0.0346in solid #000000"/>
    </style:style>
    <style:style style:name="ce29" style:family="table-cell" style:parent-style-name="Default">
      <style:table-cell-properties fo:border-bottom="none" fo:background-color="#666666" fo:border-left="0.0346in solid #000000" fo:border-right="none" fo:border-top="0.0346in solid #000000"/>
      <style:text-properties fo:color="#ffffff"/>
    </style:style>
    <style:style style:name="ce30" style:family="table-cell" style:parent-style-name="Default">
      <style:table-cell-properties fo:border-bottom="none" fo:border-left="0.0346in solid #000000" fo:border-right="none" fo:border-top="non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none" fo:background-color="#666666" fo:border-left="none" fo:border-right="none" fo:border-top="0.0346in solid #000000"/>
      <style:text-properties fo:color="#ffffff"/>
    </style:style>
    <style:style style:name="ce33" style:family="table-cell" style:parent-style-name="Default">
      <style:table-cell-properties fo:border-bottom="none" fo:background-color="#666666" fo:border-left="none" fo:border-right="0.0346in solid #000000" fo:border-top="0.0346in solid #000000"/>
      <style:text-properties fo:color="#ffffff"/>
    </style:style>
    <style:style style:name="ce34" style:family="table-cell" style:parent-style-name="Default">
      <style:table-cell-properties fo:border-bottom="none" fo:border-left="none" fo:border-right="0.0346in solid #000000" fo:border-top="none"/>
    </style:style>
    <style:style style:name="ce35" style:family="table-cell" style:parent-style-name="Default">
      <style:table-cell-properties fo:border-bottom="none" fo:background-color="#666666" fo:border-left="0.0346in solid #9900ff" fo:border-right="none" fo:border-top="0.0346in solid #9900ff"/>
      <style:text-properties fo:color="#ffffff"/>
    </style:style>
    <style:style style:name="ce36" style:family="table-cell" style:parent-style-name="Default">
      <style:table-cell-properties fo:border-bottom="none" fo:border-left="0.0346in solid #9900ff" fo:border-right="none" fo:border-top="none"/>
    </style:style>
    <style:style style:name="ce37" style:family="table-cell" style:parent-style-name="Default">
      <style:table-cell-properties fo:border-bottom="none" fo:background-color="#666666" fo:border-left="none" fo:border-right="none" fo:border-top="0.0346in solid #9900ff"/>
      <style:text-properties fo:color="#ffffff"/>
    </style:style>
    <style:style style:name="ce38" style:family="table-cell" style:parent-style-name="Default">
      <style:table-cell-properties fo:border-bottom="none" fo:background-color="#666666" fo:border-left="none" fo:border-right="0.0346in solid #9900ff" fo:border-top="0.0346in solid #9900ff"/>
      <style:text-properties fo:color="#ffffff"/>
    </style:style>
    <style:style style:name="ce39" style:family="table-cell" style:parent-style-name="Default">
      <style:table-cell-properties fo:border-bottom="none" fo:border-left="none" fo:border-right="0.0346in solid #9900ff" fo:border-top="none"/>
    </style:style>
    <style:style style:name="ce40" style:family="table-cell" style:parent-style-name="Default">
      <style:table-cell-properties fo:border-bottom="none" fo:background-color="#666666" fo:border-left="0.0346in solid #00cc00" fo:border-right="none" fo:border-top="0.0346in solid #00cc00"/>
      <style:text-properties fo:color="#ffffff"/>
    </style:style>
    <style:style style:name="ce41" style:family="table-cell" style:parent-style-name="Default">
      <style:table-cell-properties fo:border-bottom="none" fo:border-left="0.0346in solid #00cc00" fo:border-right="none" fo:border-top="none"/>
    </style:style>
    <style:style style:name="ce42" style:family="table-cell" style:parent-style-name="Default">
      <style:table-cell-properties fo:border-bottom="none" fo:background-color="#666666" fo:border-left="none" fo:border-right="none" fo:border-top="0.0346in solid #00cc00"/>
      <style:text-properties fo:color="#ffffff"/>
    </style:style>
    <style:style style:name="ce43" style:family="table-cell" style:parent-style-name="Default">
      <style:table-cell-properties fo:border-bottom="none" fo:background-color="#666666" fo:border-left="none" fo:border-right="0.0346in solid #00cc00" fo:border-top="0.0346in solid #00cc00"/>
      <style:text-properties fo:color="#ffffff"/>
    </style:style>
    <style:style style:name="ce44" style:family="table-cell" style:parent-style-name="Default">
      <style:table-cell-properties fo:border-bottom="none" fo:border-left="none" fo:border-right="0.0346in solid #00cc00" fo:border-top="none"/>
    </style:style>
    <style:style style:name="ce45" style:family="table-cell" style:parent-style-name="Default">
      <style:table-cell-properties fo:background-color="#666666"/>
      <style:text-properties fo:color="#ffffff"/>
    </style:style>
    <style:style style:name="ce46" style:family="table-cell" style:parent-style-name="Default">
      <style:table-cell-properties fo:border-bottom="none" fo:border-left="0.0346in solid #0000cc" fo:border-right="0.0346in solid #0000cc" fo:border-top="none"/>
    </style:style>
    <style:style style:name="ce47" style:family="table-cell" style:parent-style-name="Default">
      <style:table-cell-properties fo:border-bottom="0.0346in solid #0000cc" fo:border-left="0.0346in solid #0000cc" fo:border-right="0.0346in solid #0000cc" fo:border-top="none"/>
    </style:style>
    <style:style style:name="ce48" style:family="table-cell" style:parent-style-name="Default">
      <style:table-cell-properties fo:border="0.0346in solid #0000c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ce7"/>
        <table:table-column table:style-name="co4" table:default-cell-style-name="ce10"/>
        <table:table-column table:style-name="co5" table:default-cell-style-name="ce13"/>
        <table:table-column table:style-name="co6" table:default-cell-style-name="ce13"/>
        <table:table-column table:style-name="co4" table:default-cell-style-name="ce15"/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1" table:default-cell-style-name="ce22"/>
        <table:table-column table:style-name="co7" table:default-cell-style-name="Default"/>
        <table:table-column table:style-name="co8" table:default-cell-style-name="ce27"/>
        <table:table-column table:style-name="co7" table:number-columns-repeated="2" table:default-cell-style-name="Default"/>
        <table:table-row table:style-name="ro1">
          <table:table-cell table:style-name="ce1" office:value-type="string">
            <text:p>component/max</text:p>
          </table:table-cell>
          <table:table-cell table:style-name="ce4" office:value-type="string">
            <text:p>component/min</text:p>
          </table:table-cell>
          <table:table-cell table:style-name="ce4" office:value-type="string">
            <text:p>component/mean</text:p>
          </table:table-cell>
          <table:table-cell table:style-name="ce6" office:value-type="string">
            <text:p>component/sum</text:p>
          </table:table-cell>
          <table:table-cell table:style-name="ce9" office:value-type="string">
            <text:p>template/max</text:p>
          </table:table-cell>
          <table:table-cell table:style-name="ce12" office:value-type="string">
            <text:p>template/min</text:p>
          </table:table-cell>
          <table:table-cell table:style-name="ce12" office:value-type="string">
            <text:p>template/mean</text:p>
          </table:table-cell>
          <table:table-cell table:style-name="ce14" office:value-type="string">
            <text:p>template/sum</text:p>
          </table:table-cell>
          <table:table-cell table:style-name="ce16" office:value-type="string">
            <text:p>attrChange/max</text:p>
          </table:table-cell>
          <table:table-cell table:style-name="ce19" office:value-type="string">
            <text:p>attrChange/min</text:p>
          </table:table-cell>
          <table:table-cell table:style-name="ce19" office:value-type="string">
            <text:p>attrChange/mean</text:p>
          </table:table-cell>
          <table:table-cell table:style-name="ce21" office:value-type="string">
            <text:p>attrChange/sum</text:p>
          </table:table-cell>
          <table:table-cell/>
          <table:table-cell table:style-name="ce25" office:value-type="string">
            <text:p>body rendering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8.9">
            <text:p>8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69">
            <text:p>0.069</text:p>
          </table:table-cell>
          <table:table-cell office:value-type="float" office:value="8.2">
            <text:p>8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table:style-name="ce26" office:value-type="float" office:value="10.5000000003201">
            <text:p>10.5000000003</text:p>
          </table:table-cell>
          <table:table-cell table:number-columns-repeated="2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7">
            <text:p>9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3">
            <text:p>0.073</text:p>
          </table:table-cell>
          <table:table-cell office:value-type="float" office:value="8.7">
            <text:p>8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3.2">
            <text:p>3.2</text:p>
          </table:table-cell>
          <table:table-cell/>
          <table:table-cell office:value-type="float" office:value="11.0999999997148">
            <text:p>11.0999999997</text:p>
          </table:table-cell>
          <table:table-cell table:number-columns-repeated="2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0.6">
            <text:p>1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7">
            <text:p>9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3.7">
            <text:p>3.7</text:p>
          </table:table-cell>
          <table:table-cell/>
          <table:table-cell office:value-type="float" office:value="16.8000000012398">
            <text:p>16.8000000012</text:p>
          </table:table-cell>
          <table:table-cell table:number-columns-repeated="2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8">
            <text:p>12.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11.7">
            <text:p>11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office:value-type="float" office:value="15.5000000013388">
            <text:p>15.5000000013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8.5">
            <text:p>8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7.9">
            <text:p>7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14.9000000019441">
            <text:p>14.9000000019</text:p>
          </table:table-cell>
          <table:table-cell table:number-columns-repeated="2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0.8">
            <text:p>10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9.6">
            <text:p>9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9.2999999999302">
            <text:p>19.2999999999</text:p>
          </table:table-cell>
          <table:table-cell table:number-columns-repeated="2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11.8">
            <text:p>11.8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0.8">
            <text:p>10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4.2">
            <text:p>4.2</text:p>
          </table:table-cell>
          <table:table-cell/>
          <table:table-cell office:value-type="float" office:value="17.2999999995227">
            <text:p>17.2999999995</text:p>
          </table:table-cell>
          <table:table-cell table:number-columns-repeated="2"/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17.7">
            <text:p>17.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35">
            <text:p>0.135</text:p>
          </table:table-cell>
          <table:table-cell office:value-type="float" office:value="16.1">
            <text:p>16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3.1">
            <text:p>3.1</text:p>
          </table:table-cell>
          <table:table-cell/>
          <table:table-cell office:value-type="float" office:value="19.8999999993248">
            <text:p>19.8999999993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0.5">
            <text:p>1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8">
            <text:p>9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6.6000000026543">
            <text:p>16.6000000027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3">
            <text:p>15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4.4">
            <text:p>4.4</text:p>
          </table:table-cell>
          <table:table-cell/>
          <table:table-cell office:value-type="float" office:value="17.2999999995227">
            <text:p>17.2999999995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0.9">
            <text:p>1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0.2">
            <text:p>10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17.1000000009371">
            <text:p>17.1000000009</text:p>
          </table:table-cell>
          <table:table-cell table:number-columns-repeated="2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8.5">
            <text:p>8.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69">
            <text:p>0.069</text:p>
          </table:table-cell>
          <table:table-cell office:value-type="float" office:value="8.2">
            <text:p>8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10.3000000017346">
            <text:p>10.3000000017</text:p>
          </table:table-cell>
          <table:table-cell table:number-columns-repeated="2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0.9">
            <text:p>1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3.5">
            <text:p>3.5</text:p>
          </table:table-cell>
          <table:table-cell/>
          <table:table-cell office:value-type="float" office:value="16.9000000023516">
            <text:p>16.9000000024</text:p>
          </table:table-cell>
          <table:table-cell table:number-columns-repeated="2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8.6">
            <text:p>8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66">
            <text:p>0.066</text:p>
          </table:table-cell>
          <table:table-cell office:value-type="float" office:value="7.8">
            <text:p>7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10.9000000011292">
            <text:p>10.9000000011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0.2">
            <text:p>1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9">
            <text:p>0.079</text:p>
          </table:table-cell>
          <table:table-cell office:value-type="float" office:value="9.4">
            <text:p>9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4.1">
            <text:p>4.1</text:p>
          </table:table-cell>
          <table:table-cell/>
          <table:table-cell office:value-type="float" office:value="16.5999999990163">
            <text:p>16.599999999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4.3">
            <text:p>14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4.2">
            <text:p>4.2</text:p>
          </table:table-cell>
          <table:table-cell/>
          <table:table-cell office:value-type="float" office:value="16.7999999976018">
            <text:p>16.7999999976</text:p>
          </table:table-cell>
          <table:table-cell table:number-columns-repeated="2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0.1">
            <text:p>10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9.1">
            <text:p>9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3.1">
            <text:p>3.1</text:p>
          </table:table-cell>
          <table:table-cell/>
          <table:table-cell office:value-type="float" office:value="17.7999999978056">
            <text:p>17.7999999978</text:p>
          </table:table-cell>
          <table:table-cell table:number-columns-repeated="2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14.5">
            <text:p>14.5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3.6">
            <text:p>13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9.1000000013446">
            <text:p>19.1000000013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7">
            <text:p>9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3">
            <text:p>0.073</text:p>
          </table:table-cell>
          <table:table-cell office:value-type="float" office:value="8.7">
            <text:p>8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15.2000000016415">
            <text:p>15.2000000016</text:p>
          </table:table-cell>
          <table:table-cell table:number-columns-repeated="2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0.1">
            <text:p>10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4.8">
            <text:p>4.8</text:p>
          </table:table-cell>
          <table:table-cell/>
          <table:table-cell office:value-type="float" office:value="19.0000000002328">
            <text:p>19.0000000002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table:style-name="ce3" table:formula="of:=SUM([.A#REF!:.A22])/COUNT([.A#REF!:.A22])" office:value-type="float" office:value="0">
            <text:p>#REF!</text:p>
          </table:table-cell>
          <table:table-cell table:style-name="ce5" table:formula="of:=SUM([.B#REF!:.B22])/COUNT([.B#REF!:.B22])" office:value-type="float" office:value="0">
            <text:p>#REF!</text:p>
          </table:table-cell>
          <table:table-cell table:style-name="ce5" table:formula="of:=SUM([.C#REF!:.C22])/COUNT([.C#REF!:.C22])" office:value-type="float" office:value="0">
            <text:p>#REF!</text:p>
          </table:table-cell>
          <table:table-cell table:style-name="ce8" table:formula="of:=SUM([.D#REF!:.D22])/COUNT([.D#REF!:.D22])" office:value-type="float" office:value="0">
            <text:p>#REF!</text:p>
          </table:table-cell>
          <table:table-cell table:style-name="ce11" table:formula="of:=SUM([.E#REF!:.E22])/COUNT([.E#REF!:.E22])" office:value-type="float" office:value="0">
            <text:p>#REF!</text:p>
          </table:table-cell>
          <table:table-cell table:style-name="ce11" table:formula="of:=SUM([.F#REF!:.F22])/COUNT([.F#REF!:.F22])" office:value-type="float" office:value="0">
            <text:p>#REF!</text:p>
          </table:table-cell>
          <table:table-cell table:style-name="ce11" table:formula="of:=SUM([.G#REF!:.G22])/COUNT([.G#REF!:.G22])" office:value-type="float" office:value="0">
            <text:p>#REF!</text:p>
          </table:table-cell>
          <table:table-cell table:style-name="ce11" table:formula="of:=SUM([.H#REF!:.H22])/COUNT([.H#REF!:.H22])" office:value-type="float" office:value="0">
            <text:p>#REF!</text:p>
          </table:table-cell>
          <table:table-cell table:style-name="ce18" table:formula="of:=SUM([.I#REF!:.I22])/COUNT([.I#REF!:.I22])" office:value-type="float" office:value="0">
            <text:p>#REF!</text:p>
          </table:table-cell>
          <table:table-cell table:style-name="ce20" table:formula="of:=SUM([.J#REF!:.J22])/COUNT([.J#REF!:.J22])" office:value-type="float" office:value="0">
            <text:p>#REF!</text:p>
          </table:table-cell>
          <table:table-cell table:style-name="ce20" table:formula="of:=SUM([.K#REF!:.K22])/COUNT([.K#REF!:.K22])" office:value-type="float" office:value="0">
            <text:p>#REF!</text:p>
          </table:table-cell>
          <table:table-cell table:style-name="ce23" table:formula="of:=SUM([.L#REF!:.L22])/COUNT([.L#REF!:.L22])" office:value-type="float" office:value="0">
            <text:p>#REF!</text:p>
          </table:table-cell>
          <table:table-cell table:style-name="ce24"/>
          <table:table-cell table:style-name="ce28" table:formula="of:=SUM([.N#REF!:.N22])/COUNT([.N#REF!:.N22])" office:value-type="float" office:value="0">
            <text:p>#REF!</text:p>
          </table:table-cell>
          <table:table-cell table:number-columns-repeated="2"/>
        </table:table-row>
        <table:table-row table:style-name="ro2" table:number-rows-repeated="15">
          <table:table-cell table:style-name="Default"/>
          <table:table-cell table:number-columns-repeated="2"/>
          <table:table-cell table:style-name="Default" table:number-columns-repeated="6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mponent/max</text:p>
          </table:table-cell>
          <table:table-cell table:style-name="ce4" office:value-type="string">
            <text:p>component/min</text:p>
          </table:table-cell>
          <table:table-cell table:style-name="ce4" office:value-type="string">
            <text:p>component/mean</text:p>
          </table:table-cell>
          <table:table-cell table:style-name="ce6" office:value-type="string">
            <text:p>component/sum</text:p>
          </table:table-cell>
          <table:table-cell table:style-name="ce9" office:value-type="string">
            <text:p>template/max</text:p>
          </table:table-cell>
          <table:table-cell table:style-name="ce12" office:value-type="string">
            <text:p>template/min</text:p>
          </table:table-cell>
          <table:table-cell table:style-name="ce12" office:value-type="string">
            <text:p>template/mean</text:p>
          </table:table-cell>
          <table:table-cell table:style-name="ce14" office:value-type="string">
            <text:p>template/sum</text:p>
          </table:table-cell>
          <table:table-cell table:style-name="ce16" office:value-type="string">
            <text:p>attrChange/max</text:p>
          </table:table-cell>
          <table:table-cell table:style-name="ce19" office:value-type="string">
            <text:p>attrChange/min</text:p>
          </table:table-cell>
          <table:table-cell table:style-name="ce19" office:value-type="string">
            <text:p>attrChange/mean</text:p>
          </table:table-cell>
          <table:table-cell table:style-name="ce21" office:value-type="string">
            <text:p>attrChange/sum</text:p>
          </table:table-cell>
          <table:table-cell/>
          <table:table-cell table:style-name="ce25" office:value-type="string">
            <text:p>body rendering</text:p>
          </table:table-cell>
          <table:table-cell table:number-columns-repeated="2"/>
        </table:table-row>
        <table:table-row table:style-name="ro2">
          <table:table-cell table:style-name="ce3" table:formula="of:=SUM(['js-component'.A2:'js-component'.A101])/COUNT(['js-component'.A2:'js-component'.A101])" office:value-type="float" office:value="0.986">
            <text:p>0.99</text:p>
          </table:table-cell>
          <table:table-cell table:style-name="ce3" table:formula="of:=SUM(['js-component'.B2:'js-component'.B101])/COUNT(['js-component'.B2:'js-component'.B101])" office:value-type="float" office:value="0">
            <text:p>0.00</text:p>
          </table:table-cell>
          <table:table-cell table:style-name="ce3" table:formula="of:=SUM(['js-component'.C2:'js-component'.C101])/COUNT(['js-component'.C2:'js-component'.C101])" office:value-type="float" office:value="0.1137">
            <text:p>0.11</text:p>
          </table:table-cell>
          <table:table-cell table:style-name="ce3" table:formula="of:=SUM(['js-component'.D2:'js-component'.D101])/COUNT(['js-component'.D2:'js-component'.D101])" office:value-type="float" office:value="13.528">
            <text:p>13.53</text:p>
          </table:table-cell>
          <table:table-cell table:style-name="ce3" table:formula="of:=SUM(['js-component'.E2:'js-component'.E101])/COUNT(['js-component'.E2:'js-component'.E101])" office:value-type="float" office:value="0.872">
            <text:p>0.87</text:p>
          </table:table-cell>
          <table:table-cell table:style-name="ce3" table:formula="of:=SUM(['js-component'.F2:'js-component'.F101])/COUNT(['js-component'.F2:'js-component'.F101])" office:value-type="float" office:value="0">
            <text:p>0.00</text:p>
          </table:table-cell>
          <table:table-cell table:style-name="ce3" table:formula="of:=SUM(['js-component'.G2:'js-component'.G101])/COUNT(['js-component'.G2:'js-component'.G101])" office:value-type="float" office:value="0.10541">
            <text:p>0.11</text:p>
          </table:table-cell>
          <table:table-cell table:style-name="ce3" table:formula="of:=SUM(['js-component'.H2:'js-component'.H101])/COUNT(['js-component'.H2:'js-component'.H101])" office:value-type="float" office:value="12.548">
            <text:p>12.55</text:p>
          </table:table-cell>
          <table:table-cell table:style-name="ce3" table:formula="of:=SUM(['js-component'.I2:'js-component'.I101])/COUNT(['js-component'.I2:'js-component'.I101])" office:value-type="float" office:value="0.255">
            <text:p>0.26</text:p>
          </table:table-cell>
          <table:table-cell table:style-name="ce3" table:formula="of:=SUM(['js-component'.J2:'js-component'.J101])/COUNT(['js-component'.J2:'js-component'.J101])" office:value-type="float" office:value="0">
            <text:p>0.00</text:p>
          </table:table-cell>
          <table:table-cell table:style-name="ce3" table:formula="of:=SUM(['js-component'.K2:'js-component'.K101])/COUNT(['js-component'.K2:'js-component'.K101])" office:value-type="float" office:value="0.09108">
            <text:p>0.09</text:p>
          </table:table-cell>
          <table:table-cell table:style-name="ce3" table:formula="of:=SUM(['js-component'.L2:'js-component'.L101])/COUNT(['js-component'.L2:'js-component'.L101])" office:value-type="float" office:value="4.188">
            <text:p>4.19</text:p>
          </table:table-cell>
          <table:table-cell/>
          <table:table-cell table:style-name="ce3" table:formula="of:=SUM(['js-component'.N2:'js-component'.N101])/COUNT(['js-component'.N2:'js-component'.N101])" office:value-type="float" office:value="18.4640000002037">
            <text:p>18.46</text:p>
          </table:table-cell>
          <table:table-cell/>
          <table:table-cell office:value-type="string">
            <text:p>Js-component</text:p>
          </table:table-cell>
        </table:table-row>
        <table:table-row table:style-name="ro2">
          <table:table-cell table:style-name="ce3" table:formula="of:=SUM(['global-styling'.A2:'global-styling'.A101])/COUNT(['global-styling'.A2:'global-styling'.A101])" office:value-type="float" office:value="0.413">
            <text:p>0.41</text:p>
          </table:table-cell>
          <table:table-cell table:style-name="ce3" table:formula="of:=SUM(['global-styling'.B2:'global-styling'.B101])/COUNT(['global-styling'.B2:'global-styling'.B101])" office:value-type="float" office:value="0">
            <text:p>0.00</text:p>
          </table:table-cell>
          <table:table-cell table:style-name="ce3" table:formula="of:=SUM(['global-styling'.C2:'global-styling'.C101])/COUNT(['global-styling'.C2:'global-styling'.C101])" office:value-type="float" office:value="0.02758">
            <text:p>0.03</text:p>
          </table:table-cell>
          <table:table-cell table:style-name="ce3" table:formula="of:=SUM(['global-styling'.D2:'global-styling'.D101])/COUNT(['global-styling'.D2:'global-styling'.D101])" office:value-type="float" office:value="3.279">
            <text:p>3.28</text:p>
          </table:table-cell>
          <table:table-cell table:style-name="ce3" table:formula="of:=SUM(['global-styling'.E2:'global-styling'.E101])/COUNT(['global-styling'.E2:'global-styling'.E101])" office:value-type="float" office:value="0.292">
            <text:p>0.29</text:p>
          </table:table-cell>
          <table:table-cell table:style-name="ce3" table:formula="of:=SUM(['global-styling'.F2:'global-styling'.F101])/COUNT(['global-styling'.F2:'global-styling'.F101])" office:value-type="float" office:value="0">
            <text:p>0.00</text:p>
          </table:table-cell>
          <table:table-cell table:style-name="ce3" table:formula="of:=SUM(['global-styling'.G2:'global-styling'.G101])/COUNT(['global-styling'.G2:'global-styling'.G101])" office:value-type="float" office:value="0.02069">
            <text:p>0.02</text:p>
          </table:table-cell>
          <table:table-cell table:style-name="ce3" table:formula="of:=SUM(['global-styling'.H2:'global-styling'.H101])/COUNT(['global-styling'.H2:'global-styling'.H101])" office:value-type="float" office:value="2.463">
            <text:p>2.46</text:p>
          </table:table-cell>
          <table:table-cell table:style-name="ce3" table:formula="of:=SUM(['global-styling'.I2:'global-styling'.I101])/COUNT(['global-styling'.I2:'global-styling'.I101])" office:value-type="float" office:value="0.321">
            <text:p>0.32</text:p>
          </table:table-cell>
          <table:table-cell table:style-name="ce3" table:formula="of:=SUM(['global-styling'.J2:'global-styling'.J101])/COUNT(['global-styling'.J2:'global-styling'.J101])" office:value-type="float" office:value="0">
            <text:p>0.00</text:p>
          </table:table-cell>
          <table:table-cell table:style-name="ce3" table:formula="of:=SUM(['global-styling'.K2:'global-styling'.K101])/COUNT(['global-styling'.K2:'global-styling'.K101])" office:value-type="float" office:value="0.10925">
            <text:p>0.11</text:p>
          </table:table-cell>
          <table:table-cell table:style-name="ce3" table:formula="of:=SUM(['global-styling'.L2:'global-styling'.L101])/COUNT(['global-styling'.L2:'global-styling'.L101])" office:value-type="float" office:value="5.025">
            <text:p>5.03</text:p>
          </table:table-cell>
          <table:table-cell/>
          <table:table-cell table:style-name="ce3" table:formula="of:=SUM(['global-styling'.N2:'global-styling'.N101])/COUNT(['global-styling'.N2:'global-styling'.N101])" office:value-type="float" office:value="6.3819999997213">
            <text:p>6.38</text:p>
          </table:table-cell>
          <table:table-cell/>
          <table:table-cell office:value-type="string">
            <text:p>Global-styling</text:p>
          </table:table-cell>
        </table:table-row>
        <table:table-row table:style-name="ro2">
          <table:table-cell table:style-name="ce3" table:formula="of:=SUM([web_component.A2:web_component.A101])/COUNT([web_component.A2:web_component.A101])" office:value-type="float" office:value="0.775">
            <text:p>0.78</text:p>
          </table:table-cell>
          <table:table-cell table:style-name="ce3" table:formula="of:=SUM([web_component.B2:web_component.B101])/COUNT([web_component.B2:web_component.B101])" office:value-type="float" office:value="0.001">
            <text:p>0.00</text:p>
          </table:table-cell>
          <table:table-cell table:style-name="ce3" table:formula="of:=SUM([web_component.C2:web_component.C101])/COUNT([web_component.C2:web_component.C101])" office:value-type="float" office:value="0.1541">
            <text:p>0.15</text:p>
          </table:table-cell>
          <table:table-cell table:style-name="ce3" table:formula="of:=SUM([web_component.D2:web_component.D101])/COUNT([web_component.D2:web_component.D101])" office:value-type="float" office:value="18.341">
            <text:p>18.34</text:p>
          </table:table-cell>
          <table:table-cell table:style-name="ce3" table:formula="of:=SUM([web_component.E2:web_component.E101])/COUNT([web_component.E2:web_component.E101])" office:value-type="float" office:value="0.622">
            <text:p>0.62</text:p>
          </table:table-cell>
          <table:table-cell table:style-name="ce3" table:formula="of:=SUM([web_component.F2:web_component.F101])/COUNT([web_component.F2:web_component.F101])" office:value-type="float" office:value="0">
            <text:p>0.00</text:p>
          </table:table-cell>
          <table:table-cell table:style-name="ce3" table:formula="of:=SUM([web_component.G2:web_component.G101])/COUNT([web_component.G2:web_component.G101])" office:value-type="float" office:value="0.13791">
            <text:p>0.14</text:p>
          </table:table-cell>
          <table:table-cell table:style-name="ce3" table:formula="of:=SUM([web_component.H2:web_component.H101])/COUNT([web_component.H2:web_component.H101])" office:value-type="float" office:value="16.411">
            <text:p>16.41</text:p>
          </table:table-cell>
          <table:table-cell table:style-name="ce3" table:formula="of:=SUM([web_component.I2:web_component.I101])/COUNT([web_component.I2:web_component.I101])" office:value-type="float" office:value="0.408">
            <text:p>0.41</text:p>
          </table:table-cell>
          <table:table-cell table:style-name="ce3" table:formula="of:=SUM([web_component.J2:web_component.J101])/COUNT([web_component.J2:web_component.J101])" office:value-type="float" office:value="0">
            <text:p>0.00</text:p>
          </table:table-cell>
          <table:table-cell table:style-name="ce3" table:formula="of:=SUM([web_component.K2:web_component.K101])/COUNT([web_component.K2:web_component.K101])" office:value-type="float" office:value="0.06302">
            <text:p>0.06</text:p>
          </table:table-cell>
          <table:table-cell table:style-name="ce3" table:formula="of:=SUM([web_component.L2:web_component.L101])/COUNT([web_component.L2:web_component.L101])" office:value-type="float" office:value="10.395">
            <text:p>10.40</text:p>
          </table:table-cell>
          <table:table-cell/>
          <table:table-cell table:style-name="ce3" table:formula="of:=SUM([web_component.N2:web_component.N101])/COUNT([web_component.N2:web_component.N101])" office:value-type="float" office:value="27.0199999997203">
            <text:p>27.02</text:p>
          </table:table-cell>
          <table:table-cell/>
          <table:table-cell office:value-type="string">
            <text:p>web_component</text:p>
          </table:table-cell>
        </table:table-row>
      </table:table>
      <table:table table:name="js-component" table:style-name="ta1" table:print="false">
        <table:table-column table:style-name="co1" table:default-cell-style-name="ce30"/>
        <table:table-column table:style-name="co2" table:default-cell-style-name="Default"/>
        <table:table-column table:style-name="co3" table:default-cell-style-name="Default"/>
        <table:table-column table:style-name="co1" table:default-cell-style-name="ce34"/>
        <table:table-column table:style-name="co4" table:default-cell-style-name="ce36"/>
        <table:table-column table:style-name="co5" table:default-cell-style-name="Default"/>
        <table:table-column table:style-name="co6" table:default-cell-style-name="Default"/>
        <table:table-column table:style-name="co4" table:default-cell-style-name="ce39"/>
        <table:table-column table:style-name="co1" table:default-cell-style-name="ce41"/>
        <table:table-column table:style-name="co2" table:default-cell-style-name="Default"/>
        <table:table-column table:style-name="co3" table:default-cell-style-name="Default"/>
        <table:table-column table:style-name="co1" table:default-cell-style-name="ce44"/>
        <table:table-column table:style-name="co7" table:default-cell-style-name="Default"/>
        <table:table-column table:style-name="co8" table:default-cell-style-name="ce46"/>
        <table:table-column table:style-name="co7" table:default-cell-style-name="Default"/>
        <table:table-row table:style-name="ro1">
          <table:table-cell table:style-name="ce29" office:value-type="string">
            <text:p>component/max</text:p>
          </table:table-cell>
          <table:table-cell table:style-name="ce32" office:value-type="string">
            <text:p>component/min</text:p>
          </table:table-cell>
          <table:table-cell table:style-name="ce32" office:value-type="string">
            <text:p>component/mean</text:p>
          </table:table-cell>
          <table:table-cell table:style-name="ce33" office:value-type="string">
            <text:p>component/sum</text:p>
          </table:table-cell>
          <table:table-cell table:style-name="ce35" office:value-type="string">
            <text:p>template/max</text:p>
          </table:table-cell>
          <table:table-cell table:style-name="ce37" office:value-type="string">
            <text:p>template/min</text:p>
          </table:table-cell>
          <table:table-cell table:style-name="ce37" office:value-type="string">
            <text:p>template/mean</text:p>
          </table:table-cell>
          <table:table-cell table:style-name="ce38" office:value-type="string">
            <text:p>template/sum</text:p>
          </table:table-cell>
          <table:table-cell table:style-name="ce40" office:value-type="string">
            <text:p>attrChange/max</text:p>
          </table:table-cell>
          <table:table-cell table:style-name="ce42" office:value-type="string">
            <text:p>attrChange/min</text:p>
          </table:table-cell>
          <table:table-cell table:style-name="ce42" office:value-type="string">
            <text:p>attrChange/mean</text:p>
          </table:table-cell>
          <table:table-cell table:style-name="ce43" office:value-type="string">
            <text:p>attrChange/sum</text:p>
          </table:table-cell>
          <table:table-cell/>
          <table:table-cell table:style-name="ce45" office:value-type="string">
            <text:p>body rendering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8.9">
            <text:p>8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8.3">
            <text:p>8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3.2">
            <text:p>3.2</text:p>
          </table:table-cell>
          <table:table-cell/>
          <table:table-cell office:value-type="float" office:value="11.2999999983003">
            <text:p>11.2999999983</text:p>
          </table:table-cell>
          <table:table-cell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9.3">
            <text:p>9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11.9999999988067">
            <text:p>11.9999999988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0.9">
            <text:p>10.9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7">
            <text:p>9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3.6">
            <text:p>3.6</text:p>
          </table:table-cell>
          <table:table-cell/>
          <table:table-cell office:value-type="float" office:value="16.1000000007334">
            <text:p>16.1000000007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2">
            <text:p>12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20.7999999984168">
            <text:p>20.7999999984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13.3">
            <text:p>13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3.2">
            <text:p>3.2</text:p>
          </table:table-cell>
          <table:table-cell/>
          <table:table-cell office:value-type="float" office:value="16.8000000012398">
            <text:p>16.8000000012</text:p>
          </table:table-cell>
          <table:table-cell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9.6">
            <text:p>9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2.7">
            <text:p>2.7</text:p>
          </table:table-cell>
          <table:table-cell/>
          <table:table-cell office:value-type="float" office:value="13.6999999995169">
            <text:p>13.6999999995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1">
            <text:p>1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0.2">
            <text:p>10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3.1">
            <text:p>3.1</text:p>
          </table:table-cell>
          <table:table-cell/>
          <table:table-cell office:value-type="float" office:value="19.2000000024564">
            <text:p>19.2000000025</text:p>
          </table:table-cell>
          <table:table-cell/>
        </table:table-row>
        <table:table-row table:style-name="ro2"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  <table:table-cell office:value-type="float" office:value="15.2">
            <text:p>15.2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13.9">
            <text:p>13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4.3">
            <text:p>4.3</text:p>
          </table:table-cell>
          <table:table-cell/>
          <table:table-cell office:value-type="float" office:value="19.0000000002328">
            <text:p>19.0000000002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0.2">
            <text:p>1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7">
            <text:p>0.077</text:p>
          </table:table-cell>
          <table:table-cell office:value-type="float" office:value="9.2">
            <text:p>9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4.2">
            <text:p>4.2</text:p>
          </table:table-cell>
          <table:table-cell/>
          <table:table-cell office:value-type="float" office:value="13.2999999987078">
            <text:p>13.2999999987</text:p>
          </table:table-cell>
          <table:table-cell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13">
            <text:p>13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12.1">
            <text:p>12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21.1999999992258">
            <text:p>21.1999999992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2">
            <text:p>12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0.9">
            <text:p>1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5.5">
            <text:p>5.5</text:p>
          </table:table-cell>
          <table:table-cell/>
          <table:table-cell office:value-type="float" office:value="14.5000000011351">
            <text:p>14.5000000011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1.2">
            <text:p>11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0.5">
            <text:p>10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4">
            <text:p>0.074</text:p>
          </table:table-cell>
          <table:table-cell office:value-type="float" office:value="3.4">
            <text:p>3.4</text:p>
          </table:table-cell>
          <table:table-cell/>
          <table:table-cell office:value-type="float" office:value="19.0000000002328">
            <text:p>19.0000000002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3.7">
            <text:p>13.7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2">
            <text:p>12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1.8">
            <text:p>1.8</text:p>
          </table:table-cell>
          <table:table-cell/>
          <table:table-cell office:value-type="float" office:value="16.4000000004307">
            <text:p>16.400000000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13.3">
            <text:p>13.3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2">
            <text:p>12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4.4">
            <text:p>4.4</text:p>
          </table:table-cell>
          <table:table-cell/>
          <table:table-cell office:value-type="float" office:value="15.2999999991152">
            <text:p>15.2999999991</text:p>
          </table:table-cell>
          <table:table-cell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1.3">
            <text:p>11.3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0.6">
            <text:p>10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4.3">
            <text:p>4.3</text:p>
          </table:table-cell>
          <table:table-cell/>
          <table:table-cell office:value-type="float" office:value="19.4999999985157">
            <text:p>19.4999999985</text:p>
          </table:table-cell>
          <table:table-cell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3.6">
            <text:p>3.6</text:p>
          </table:table-cell>
          <table:table-cell/>
          <table:table-cell office:value-type="float" office:value="17.1000000009371">
            <text:p>17.1000000009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9">
            <text:p>12.9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2.8">
            <text:p>2.8</text:p>
          </table:table-cell>
          <table:table-cell/>
          <table:table-cell office:value-type="float" office:value="15.4999999977008">
            <text:p>15.4999999977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6">
            <text:p>11.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3.5">
            <text:p>3.5</text:p>
          </table:table-cell>
          <table:table-cell/>
          <table:table-cell office:value-type="float" office:value="21.5000000025611">
            <text:p>21.5000000026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0.8">
            <text:p>10.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8">
            <text:p>9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19.4000000010419">
            <text:p>19.400000001</text:p>
          </table:table-cell>
          <table:table-cell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14.5">
            <text:p>14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13.3">
            <text:p>13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5">
            <text:p>0.135</text:p>
          </table:table-cell>
          <table:table-cell office:value-type="float" office:value="6.2">
            <text:p>6.2</text:p>
          </table:table-cell>
          <table:table-cell/>
          <table:table-cell office:value-type="float" office:value="16.7999999976018">
            <text:p>16.7999999976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  <table:table-cell office:value-type="float" office:value="15.2">
            <text:p>15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13.9">
            <text:p>13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3.2">
            <text:p>3.2</text:p>
          </table:table-cell>
          <table:table-cell/>
          <table:table-cell office:value-type="float" office:value="19.8999999993248">
            <text:p>19.8999999993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1.4">
            <text:p>11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0.7">
            <text:p>10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5.8">
            <text:p>5.8</text:p>
          </table:table-cell>
          <table:table-cell/>
          <table:table-cell office:value-type="float" office:value="14.2000000014377">
            <text:p>14.200000001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4">
            <text:p>13.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5.8">
            <text:p>5.8</text:p>
          </table:table-cell>
          <table:table-cell/>
          <table:table-cell office:value-type="float" office:value="16.7000000001281">
            <text:p>16.7000000001</text:p>
          </table:table-cell>
          <table:table-cell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179">
            <text:p>0.179</text:p>
          </table:table-cell>
          <table:table-cell office:value-type="float" office:value="21.3">
            <text:p>21.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63">
            <text:p>0.163</text:p>
          </table:table-cell>
          <table:table-cell office:value-type="float" office:value="19.4">
            <text:p>19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4.9">
            <text:p>4.9</text:p>
          </table:table-cell>
          <table:table-cell/>
          <table:table-cell office:value-type="float" office:value="26.3000000013562">
            <text:p>26.3000000014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13">
            <text:p>1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3.6">
            <text:p>3.6</text:p>
          </table:table-cell>
          <table:table-cell/>
          <table:table-cell office:value-type="float" office:value="16.0000000032596">
            <text:p>16.0000000033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1.3">
            <text:p>11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0.1">
            <text:p>10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">
            <text:p>4.6</text:p>
          </table:table-cell>
          <table:table-cell/>
          <table:table-cell office:value-type="float" office:value="15.9000000021479">
            <text:p>15.9000000021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7">
            <text:p>14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4.8">
            <text:p>4.8</text:p>
          </table:table-cell>
          <table:table-cell/>
          <table:table-cell office:value-type="float" office:value="17.59999999922">
            <text:p>17.5999999992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9.1">
            <text:p>9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4.4">
            <text:p>4.4</text:p>
          </table:table-cell>
          <table:table-cell/>
          <table:table-cell office:value-type="float" office:value="11.899999997695">
            <text:p>11.8999999977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8">
            <text:p>12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3.5">
            <text:p>3.5</text:p>
          </table:table-cell>
          <table:table-cell/>
          <table:table-cell office:value-type="float" office:value="18.0000000000291">
            <text:p>18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12.1">
            <text:p>12.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1.1">
            <text:p>11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7.8000000014436">
            <text:p>17.8000000014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  <table:table-cell office:value-type="float" office:value="12">
            <text:p>1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21.0000000006403">
            <text:p>21.0000000006</text:p>
          </table:table-cell>
          <table:table-cell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4">
            <text:p>15.4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7.9000000025553">
            <text:p>17.9000000026</text:p>
          </table:table-cell>
          <table:table-cell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14.6">
            <text:p>14.6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11">
            <text:p>0.111</text:p>
          </table:table-cell>
          <table:table-cell office:value-type="float" office:value="13.2">
            <text:p>13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office:value-type="float" office:value="20.0000000004366">
            <text:p>20.0000000004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6">
            <text:p>11.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18.8999999991211">
            <text:p>18.8999999991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2.6">
            <text:p>12.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12.1">
            <text:p>12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3.6">
            <text:p>3.6</text:p>
          </table:table-cell>
          <table:table-cell/>
          <table:table-cell office:value-type="float" office:value="16.0000000032596">
            <text:p>16.0000000033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2.5">
            <text:p>12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6">
            <text:p>11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5.2000000016415">
            <text:p>15.2000000016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9">
            <text:p>9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8.4">
            <text:p>8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13.5999999984051">
            <text:p>13.5999999984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2">
            <text:p>12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6">
            <text:p>11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3.1">
            <text:p>3.1</text:p>
          </table:table-cell>
          <table:table-cell/>
          <table:table-cell office:value-type="float" office:value="15.6999999999243">
            <text:p>15.6999999999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14.6">
            <text:p>14.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6">
            <text:p>0.116</text:p>
          </table:table-cell>
          <table:table-cell office:value-type="float" office:value="13.8">
            <text:p>13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17.9000000025553">
            <text:p>17.9000000026</text:p>
          </table:table-cell>
          <table:table-cell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  <table:table-cell office:value-type="float" office:value="15.1">
            <text:p>15.1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13.9">
            <text:p>13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19.799999998213">
            <text:p>19.7999999982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2.5">
            <text:p>12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11.8">
            <text:p>1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4.7">
            <text:p>4.7</text:p>
          </table:table-cell>
          <table:table-cell/>
          <table:table-cell office:value-type="float" office:value="21.5000000025611">
            <text:p>21.5000000026</text:p>
          </table:table-cell>
          <table:table-cell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0.159">
            <text:p>0.159</text:p>
          </table:table-cell>
          <table:table-cell office:value-type="float" office:value="18.9">
            <text:p>18.9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17.7">
            <text:p>17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4.2">
            <text:p>4.2</text:p>
          </table:table-cell>
          <table:table-cell/>
          <table:table-cell office:value-type="float" office:value="22.7000000013504">
            <text:p>22.700000001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2">
            <text:p>12.2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11.8">
            <text:p>11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4.9">
            <text:p>4.9</text:p>
          </table:table-cell>
          <table:table-cell/>
          <table:table-cell office:value-type="float" office:value="15.2000000016415">
            <text:p>15.2000000016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3.6">
            <text:p>13.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9">
            <text:p>12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5.2">
            <text:p>5.2</text:p>
          </table:table-cell>
          <table:table-cell/>
          <table:table-cell office:value-type="float" office:value="16.1999999982072">
            <text:p>16.1999999982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0.8">
            <text:p>10.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8">
            <text:p>9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7.5000000017462">
            <text:p>17.5000000017</text:p>
          </table:table-cell>
          <table:table-cell/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  <table:table-cell office:value-type="float" office:value="15.1">
            <text:p>15.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3.6">
            <text:p>3.6</text:p>
          </table:table-cell>
          <table:table-cell/>
          <table:table-cell office:value-type="float" office:value="22.7000000013504">
            <text:p>22.7000000014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14.2">
            <text:p>14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13">
            <text:p>1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17.4000000006345">
            <text:p>17.4000000006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9.6">
            <text:p>9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4">
            <text:p>0.074</text:p>
          </table:table-cell>
          <table:table-cell office:value-type="float" office:value="8.8">
            <text:p>8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15.0000000030559">
            <text:p>15.0000000031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1.2">
            <text:p>11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10.7">
            <text:p>10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18.7999999980093">
            <text:p>18.799999998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4">
            <text:p>15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14.5">
            <text:p>14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9.1999999988184">
            <text:p>19.1999999988</text:p>
          </table:table-cell>
          <table:table-cell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14.6">
            <text:p>14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13.9">
            <text:p>13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office:value-type="float" office:value="16.8000000012398">
            <text:p>16.8000000012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11.7">
            <text:p>11.7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0.6">
            <text:p>10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15.2000000016415">
            <text:p>15.2000000016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1.1">
            <text:p>11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0.4">
            <text:p>10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office:value-type="float" office:value="17.2999999995227">
            <text:p>17.2999999995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6">
            <text:p>11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1">
            <text:p>1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8.4000000008382">
            <text:p>18.4000000008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6">
            <text:p>11.6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10.6">
            <text:p>10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4.2">
            <text:p>4.2</text:p>
          </table:table-cell>
          <table:table-cell/>
          <table:table-cell office:value-type="float" office:value="13.9999999992142">
            <text:p>13.9999999992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8">
            <text:p>14.8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3.6">
            <text:p>13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4.7">
            <text:p>4.7</text:p>
          </table:table-cell>
          <table:table-cell/>
          <table:table-cell office:value-type="float" office:value="19.0999999977066">
            <text:p>19.0999999977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  <table:table-cell office:value-type="float" office:value="15.2">
            <text:p>15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4.1">
            <text:p>4.1</text:p>
          </table:table-cell>
          <table:table-cell/>
          <table:table-cell office:value-type="float" office:value="18.8999999991211">
            <text:p>18.8999999991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1.2">
            <text:p>11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0.1">
            <text:p>10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5.2">
            <text:p>5.2</text:p>
          </table:table-cell>
          <table:table-cell/>
          <table:table-cell office:value-type="float" office:value="16.7999999976018">
            <text:p>16.7999999976</text:p>
          </table:table-cell>
          <table:table-cell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14.6">
            <text:p>14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5.4">
            <text:p>5.4</text:p>
          </table:table-cell>
          <table:table-cell/>
          <table:table-cell office:value-type="float" office:value="19.1000000013446">
            <text:p>19.1000000013</text:p>
          </table:table-cell>
          <table:table-cell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151">
            <text:p>0.151</text:p>
          </table:table-cell>
          <table:table-cell office:value-type="float" office:value="18">
            <text:p>18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44">
            <text:p>0.144</text:p>
          </table:table-cell>
          <table:table-cell office:value-type="float" office:value="17.1">
            <text:p>17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21.0999999981141">
            <text:p>21.0999999981</text:p>
          </table:table-cell>
          <table:table-cell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197">
            <text:p>0.197</text:p>
          </table:table-cell>
          <table:table-cell office:value-type="float" office:value="23.5">
            <text:p>23.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82">
            <text:p>0.182</text:p>
          </table:table-cell>
          <table:table-cell office:value-type="float" office:value="21.6">
            <text:p>21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5">
            <text:p>5</text:p>
          </table:table-cell>
          <table:table-cell/>
          <table:table-cell office:value-type="float" office:value="27.3999999990338">
            <text:p>27.399999999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3.7">
            <text:p>13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9">
            <text:p>12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4.1">
            <text:p>4.1</text:p>
          </table:table-cell>
          <table:table-cell/>
          <table:table-cell office:value-type="float" office:value="19.4000000010419">
            <text:p>19.400000001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  <table:table-cell office:value-type="float" office:value="12">
            <text:p>1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1.1">
            <text:p>11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4.4">
            <text:p>4.4</text:p>
          </table:table-cell>
          <table:table-cell/>
          <table:table-cell office:value-type="float" office:value="18.1999999986147">
            <text:p>18.1999999986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3.7">
            <text:p>13.7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2.5">
            <text:p>12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5.3">
            <text:p>5.3</text:p>
          </table:table-cell>
          <table:table-cell/>
          <table:table-cell office:value-type="float" office:value="23.4999999993306">
            <text:p>23.4999999993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5">
            <text:p>5</text:p>
          </table:table-cell>
          <table:table-cell/>
          <table:table-cell office:value-type="float" office:value="17.7000000003318">
            <text:p>17.7000000003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8">
            <text:p>14.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.1">
            <text:p>14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18.0000000000291">
            <text:p>18</text:p>
          </table:table-cell>
          <table:table-cell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3.1">
            <text:p>13.1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11.8">
            <text:p>1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4.4">
            <text:p>4.4</text:p>
          </table:table-cell>
          <table:table-cell/>
          <table:table-cell office:value-type="float" office:value="19.2000000024564">
            <text:p>19.200000002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1">
            <text:p>1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0.5">
            <text:p>10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4.7">
            <text:p>4.7</text:p>
          </table:table-cell>
          <table:table-cell/>
          <table:table-cell office:value-type="float" office:value="17.8999999989173">
            <text:p>17.8999999989</text:p>
          </table:table-cell>
          <table:table-cell/>
        </table:table-row>
        <table:table-row table:style-name="ro2"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0.225">
            <text:p>0.225</text:p>
          </table:table-cell>
          <table:table-cell office:value-type="float" office:value="26.8">
            <text:p>26.8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0.212">
            <text:p>0.212</text:p>
          </table:table-cell>
          <table:table-cell office:value-type="float" office:value="25.2">
            <text:p>25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5.2">
            <text:p>5.2</text:p>
          </table:table-cell>
          <table:table-cell/>
          <table:table-cell office:value-type="float" office:value="41.7000000015833">
            <text:p>41.7000000016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1.9">
            <text:p>11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1.3">
            <text:p>11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4.7">
            <text:p>4.7</text:p>
          </table:table-cell>
          <table:table-cell/>
          <table:table-cell office:value-type="float" office:value="18.50000000195">
            <text:p>18.500000002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3">
            <text:p>15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14.2">
            <text:p>14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3.7">
            <text:p>3.7</text:p>
          </table:table-cell>
          <table:table-cell/>
          <table:table-cell office:value-type="float" office:value="18.2999999997264">
            <text:p>18.2999999997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0.3">
            <text:p>1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7">
            <text:p>9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">
            <text:p>4.6</text:p>
          </table:table-cell>
          <table:table-cell/>
          <table:table-cell office:value-type="float" office:value="13.8000000006286">
            <text:p>13.8000000006</text:p>
          </table:table-cell>
          <table:table-cell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0.171">
            <text:p>0.171</text:p>
          </table:table-cell>
          <table:table-cell office:value-type="float" office:value="20.4">
            <text:p>20.4</text:p>
          </table:table-cell>
          <table:table-cell office:value-type="float" office:value="3.5">
            <text:p>3.5</text:p>
          </table:table-cell>
          <table:table-cell office:value-type="float" office:value="0">
            <text:p>0</text:p>
          </table:table-cell>
          <table:table-cell office:value-type="float" office:value="0.156">
            <text:p>0.156</text:p>
          </table:table-cell>
          <table:table-cell office:value-type="float" office:value="18.6">
            <text:p>18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office:value-type="float" office:value="29.9999999988358">
            <text:p>29.9999999988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8">
            <text:p>12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3.7">
            <text:p>3.7</text:p>
          </table:table-cell>
          <table:table-cell/>
          <table:table-cell office:value-type="float" office:value="17.8000000014436">
            <text:p>17.8000000014</text:p>
          </table:table-cell>
          <table:table-cell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31">
            <text:p>0.131</text:p>
          </table:table-cell>
          <table:table-cell office:value-type="float" office:value="15.6">
            <text:p>15.6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8">
            <text:p>14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4.4">
            <text:p>4.4</text:p>
          </table:table-cell>
          <table:table-cell/>
          <table:table-cell office:value-type="float" office:value="20.5999999998312">
            <text:p>20.5999999998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7">
            <text:p>14.7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3.7">
            <text:p>13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4.8">
            <text:p>4.8</text:p>
          </table:table-cell>
          <table:table-cell/>
          <table:table-cell office:value-type="float" office:value="17.1000000009371">
            <text:p>17.100000000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7">
            <text:p>14.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.1">
            <text:p>14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17.1000000009371">
            <text:p>17.1000000009</text:p>
          </table:table-cell>
          <table:table-cell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2.5">
            <text:p>1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">
            <text:p>4.6</text:p>
          </table:table-cell>
          <table:table-cell/>
          <table:table-cell office:value-type="float" office:value="19.7000000007392">
            <text:p>19.7000000007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9">
            <text:p>0.099</text:p>
          </table:table-cell>
          <table:table-cell office:value-type="float" office:value="11.8">
            <text:p>11.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0.8">
            <text:p>10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office:value-type="float" office:value="17.1000000009371">
            <text:p>17.1000000009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13">
            <text:p>1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4.9">
            <text:p>4.9</text:p>
          </table:table-cell>
          <table:table-cell/>
          <table:table-cell office:value-type="float" office:value="23.1999999996333">
            <text:p>23.1999999996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4">
            <text:p>13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2.6">
            <text:p>1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4.3">
            <text:p>4.3</text:p>
          </table:table-cell>
          <table:table-cell/>
          <table:table-cell office:value-type="float" office:value="16.4000000004307">
            <text:p>16.400000000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3.6">
            <text:p>13.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8">
            <text:p>12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office:value-type="float" office:value="21.4999999989232">
            <text:p>21.4999999989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12.1">
            <text:p>12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5">
            <text:p>11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3.2">
            <text:p>3.2</text:p>
          </table:table-cell>
          <table:table-cell/>
          <table:table-cell office:value-type="float" office:value="16.6000000026543">
            <text:p>16.6000000027</text:p>
          </table:table-cell>
          <table:table-cell/>
        </table:table-row>
        <table:table-row table:style-name="ro2"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office:value-type="float" office:value="0.278">
            <text:p>0.278</text:p>
          </table:table-cell>
          <table:table-cell office:value-type="float" office:value="33.1">
            <text:p>33.1</text:p>
          </table:table-cell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office:value-type="float" office:value="0.263">
            <text:p>0.263</text:p>
          </table:table-cell>
          <table:table-cell office:value-type="float" office:value="31.3">
            <text:p>31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4.1">
            <text:p>4.1</text:p>
          </table:table-cell>
          <table:table-cell/>
          <table:table-cell office:value-type="float" office:value="49.2000000012922">
            <text:p>49.2000000013</text:p>
          </table:table-cell>
          <table:table-cell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3">
            <text:p>12.3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1">
            <text:p>1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4.8">
            <text:p>4.8</text:p>
          </table:table-cell>
          <table:table-cell/>
          <table:table-cell office:value-type="float" office:value="14.6999999997206">
            <text:p>14.6999999997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11.4">
            <text:p>11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5.2000000016415">
            <text:p>15.2000000016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3">
            <text:p>12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1.1">
            <text:p>11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3.5">
            <text:p>3.5</text:p>
          </table:table-cell>
          <table:table-cell/>
          <table:table-cell office:value-type="float" office:value="14.6000000022468">
            <text:p>14.6000000022</text:p>
          </table:table-cell>
          <table:table-cell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0.4">
            <text:p>10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9.9">
            <text:p>9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6.3">
            <text:p>6.3</text:p>
          </table:table-cell>
          <table:table-cell/>
          <table:table-cell office:value-type="float" office:value="18.499999998312">
            <text:p>18.4999999983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13.1">
            <text:p>13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5">
            <text:p>5</text:p>
          </table:table-cell>
          <table:table-cell/>
          <table:table-cell office:value-type="float" office:value="18.50000000195">
            <text:p>18.500000002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1">
            <text:p>1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3.7">
            <text:p>3.7</text:p>
          </table:table-cell>
          <table:table-cell/>
          <table:table-cell office:value-type="float" office:value="16.7000000001281">
            <text:p>16.7000000001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0.4">
            <text:p>10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8">
            <text:p>9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3.7">
            <text:p>3.7</text:p>
          </table:table-cell>
          <table:table-cell/>
          <table:table-cell office:value-type="float" office:value="16.299999999319">
            <text:p>16.2999999993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5.5">
            <text:p>15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5.6">
            <text:p>5.6</text:p>
          </table:table-cell>
          <table:table-cell/>
          <table:table-cell office:value-type="float" office:value="18.2999999997264">
            <text:p>18.2999999997</text:p>
          </table:table-cell>
          <table:table-cell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13.3">
            <text:p>13.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12.4">
            <text:p>12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15.9999999996217">
            <text:p>15.9999999996</text:p>
          </table:table-cell>
          <table:table-cell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176">
            <text:p>0.176</text:p>
          </table:table-cell>
          <table:table-cell office:value-type="float" office:value="21">
            <text:p>21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0.2">
            <text:p>20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3.6">
            <text:p>3.6</text:p>
          </table:table-cell>
          <table:table-cell/>
          <table:table-cell office:value-type="float" office:value="27.299999997922">
            <text:p>27.2999999979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10.8">
            <text:p>10.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9.9">
            <text:p>9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9">
            <text:p>0.089</text:p>
          </table:table-cell>
          <table:table-cell office:value-type="float" office:value="4.1">
            <text:p>4.1</text:p>
          </table:table-cell>
          <table:table-cell/>
          <table:table-cell office:value-type="float" office:value="16.1000000007334">
            <text:p>16.1000000007</text:p>
          </table:table-cell>
          <table:table-cell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7">
            <text:p>0.097</text:p>
          </table:table-cell>
          <table:table-cell office:value-type="float" office:value="11.5">
            <text:p>11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1.1">
            <text:p>11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6.9999999998254">
            <text:p>16.9999999998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3.7">
            <text:p>13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8">
            <text:p>12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4.9">
            <text:p>4.9</text:p>
          </table:table-cell>
          <table:table-cell/>
          <table:table-cell office:value-type="float" office:value="16.299999999319">
            <text:p>16.2999999993</text:p>
          </table:table-cell>
          <table:table-cell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8">
            <text:p>12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4.8">
            <text:p>4.8</text:p>
          </table:table-cell>
          <table:table-cell/>
          <table:table-cell office:value-type="float" office:value="16.7999999976018">
            <text:p>16.7999999976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11.1">
            <text:p>11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9.8">
            <text:p>9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4">
            <text:p>4</text:p>
          </table:table-cell>
          <table:table-cell/>
          <table:table-cell office:value-type="float" office:value="16.9999999998254">
            <text:p>16.9999999998</text:p>
          </table:table-cell>
          <table:table-cell/>
        </table:table-row>
        <table:table-row table:style-name="ro2">
          <table:table-cell table:style-name="ce31" office:value-type="float" office:value="0.6">
            <text:p>0.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.112">
            <text:p>0.112</text:p>
          </table:table-cell>
          <table:table-cell table:style-name="ce31" office:value-type="float" office:value="13.3">
            <text:p>13.3</text:p>
          </table:table-cell>
          <table:table-cell table:style-name="ce31" office:value-type="float" office:value="0.5">
            <text:p>0.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.099">
            <text:p>0.099</text:p>
          </table:table-cell>
          <table:table-cell table:style-name="ce31" office:value-type="float" office:value="11.8">
            <text:p>11.8</text:p>
          </table:table-cell>
          <table:table-cell table:style-name="ce31" office:value-type="float" office:value="0.2">
            <text:p>0.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.087">
            <text:p>0.087</text:p>
          </table:table-cell>
          <table:table-cell table:style-name="ce31" office:value-type="float" office:value="4">
            <text:p>4</text:p>
          </table:table-cell>
          <table:table-cell/>
          <table:table-cell table:style-name="ce47" office:value-type="float" office:value="15.5999999988126">
            <text:p>15.5999999988</text:p>
          </table:table-cell>
          <table:table-cell/>
        </table:table-row>
        <table:table-row table:style-name="ro2">
          <table:table-cell table:style-name="ce3" table:formula="of:=SUM([.A2:.A101])/COUNT([.A2:.A101])" office:value-type="float" office:value="0.986">
            <text:p>0.99</text:p>
          </table:table-cell>
          <table:table-cell table:style-name="ce5" table:formula="of:=SUM([.B2:.B101])/COUNT([.B2:.B101])" office:value-type="float" office:value="0">
            <text:p>0.00</text:p>
          </table:table-cell>
          <table:table-cell table:style-name="ce5" table:formula="of:=SUM([.C2:.C101])/COUNT([.C2:.C101])" office:value-type="float" office:value="0.1137">
            <text:p>0.11</text:p>
          </table:table-cell>
          <table:table-cell table:style-name="ce8" table:formula="of:=SUM([.D2:.D101])/COUNT([.D2:.D101])" office:value-type="float" office:value="13.528">
            <text:p>13.53</text:p>
          </table:table-cell>
          <table:table-cell table:style-name="ce11" table:formula="of:=SUM([.E2:.E101])/COUNT([.E2:.E101])" office:value-type="float" office:value="0.872">
            <text:p>0.87</text:p>
          </table:table-cell>
          <table:table-cell table:style-name="ce11" table:formula="of:=SUM([.F2:.F101])/COUNT([.F2:.F101])" office:value-type="float" office:value="0">
            <text:p>0.00</text:p>
          </table:table-cell>
          <table:table-cell table:style-name="ce11" table:formula="of:=SUM([.G2:.G101])/COUNT([.G2:.G101])" office:value-type="float" office:value="0.10541">
            <text:p>0.11</text:p>
          </table:table-cell>
          <table:table-cell table:style-name="ce11" table:formula="of:=SUM([.H2:.H101])/COUNT([.H2:.H101])" office:value-type="float" office:value="12.548">
            <text:p>12.55</text:p>
          </table:table-cell>
          <table:table-cell table:style-name="ce18" table:formula="of:=SUM([.I2:.I101])/COUNT([.I2:.I101])" office:value-type="float" office:value="0.255">
            <text:p>0.26</text:p>
          </table:table-cell>
          <table:table-cell table:style-name="ce20" table:formula="of:=SUM([.J2:.J101])/COUNT([.J2:.J101])" office:value-type="float" office:value="0">
            <text:p>0.00</text:p>
          </table:table-cell>
          <table:table-cell table:style-name="ce20" table:formula="of:=SUM([.K2:.K101])/COUNT([.K2:.K101])" office:value-type="float" office:value="0.09108">
            <text:p>0.09</text:p>
          </table:table-cell>
          <table:table-cell table:style-name="ce23" table:formula="of:=SUM([.L2:.L101])/COUNT([.L2:.L101])" office:value-type="float" office:value="4.188">
            <text:p>4.19</text:p>
          </table:table-cell>
          <table:table-cell table:style-name="ce24"/>
          <table:table-cell table:style-name="ce28" table:formula="of:=SUM([.N2:.N101])/COUNT([.N2:.N101])" office:value-type="float" office:value="18.4640000002037">
            <text:p>18.46</text:p>
          </table:table-cell>
          <table:table-cell/>
        </table:table-row>
        <table:table-row table:style-name="ro2" table:number-rows-repeated="7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style-name="ce48"/>
        </table:table-row>
      </table:table>
      <table:table table:name="web_component" table:style-name="ta1" table:print="false">
        <table:table-column table:style-name="co7" table:number-columns-repeated="14" table:default-cell-style-name="Default"/>
        <table:table-row table:style-name="ro1">
          <table:table-cell office:value-type="string">
            <text:p>component/max</text:p>
          </table:table-cell>
          <table:table-cell office:value-type="string">
            <text:p>component/min</text:p>
          </table:table-cell>
          <table:table-cell office:value-type="string">
            <text:p>component/mean</text:p>
          </table:table-cell>
          <table:table-cell office:value-type="string">
            <text:p>component/sum</text:p>
          </table:table-cell>
          <table:table-cell office:value-type="string">
            <text:p>template/max</text:p>
          </table:table-cell>
          <table:table-cell office:value-type="string">
            <text:p>template/min</text:p>
          </table:table-cell>
          <table:table-cell office:value-type="string">
            <text:p>template/mean</text:p>
          </table:table-cell>
          <table:table-cell office:value-type="string">
            <text:p>template/sum</text:p>
          </table:table-cell>
          <table:table-cell office:value-type="string">
            <text:p>attrChange/max</text:p>
          </table:table-cell>
          <table:table-cell office:value-type="string">
            <text:p>attrChange/min</text:p>
          </table:table-cell>
          <table:table-cell office:value-type="string">
            <text:p>attrChange/mean</text:p>
          </table:table-cell>
          <table:table-cell office:value-type="string">
            <text:p>attrChange/sum</text:p>
          </table:table-cell>
          <table:table-cell/>
          <table:table-cell office:value-type="string">
            <text:p>BodyRendering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28.6">
            <text:p>28.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21">
            <text:p>0.221</text:p>
          </table:table-cell>
          <table:table-cell office:value-type="float" office:value="26.3">
            <text:p>26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3">
            <text:p>0.073</text:p>
          </table:table-cell>
          <table:table-cell office:value-type="float" office:value="12.1">
            <text:p>12.1</text:p>
          </table:table-cell>
          <table:table-cell/>
          <table:table-cell office:value-type="float" office:value="40.499999999156">
            <text:p>40.4999999992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297">
            <text:p>0.297</text:p>
          </table:table-cell>
          <table:table-cell office:value-type="float" office:value="35.3">
            <text:p>35.3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267">
            <text:p>0.267</text:p>
          </table:table-cell>
          <table:table-cell office:value-type="float" office:value="31.8">
            <text:p>31.8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5.7">
            <text:p>15.7</text:p>
          </table:table-cell>
          <table:table-cell/>
          <table:table-cell office:value-type="float" office:value="50.4000000000815">
            <text:p>50.4000000001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03">
            <text:p>0.203</text:p>
          </table:table-cell>
          <table:table-cell office:value-type="float" office:value="24.2">
            <text:p>24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76">
            <text:p>0.176</text:p>
          </table:table-cell>
          <table:table-cell office:value-type="float" office:value="21">
            <text:p>2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13.2">
            <text:p>13.2</text:p>
          </table:table-cell>
          <table:table-cell/>
          <table:table-cell office:value-type="float" office:value="32.999999999447">
            <text:p>32.9999999994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03">
            <text:p>0.203</text:p>
          </table:table-cell>
          <table:table-cell office:value-type="float" office:value="24.2">
            <text:p>24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82">
            <text:p>0.182</text:p>
          </table:table-cell>
          <table:table-cell office:value-type="float" office:value="21.6">
            <text:p>21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4">
            <text:p>14</text:p>
          </table:table-cell>
          <table:table-cell/>
          <table:table-cell office:value-type="float" office:value="35.4999999981374">
            <text:p>35.4999999981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81">
            <text:p>0.181</text:p>
          </table:table-cell>
          <table:table-cell office:value-type="float" office:value="21.5">
            <text:p>21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61">
            <text:p>0.161</text:p>
          </table:table-cell>
          <table:table-cell office:value-type="float" office:value="19.1">
            <text:p>19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3.6">
            <text:p>13.6</text:p>
          </table:table-cell>
          <table:table-cell/>
          <table:table-cell office:value-type="float" office:value="32.6000000022759">
            <text:p>32.6000000023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336">
            <text:p>0.336</text:p>
          </table:table-cell>
          <table:table-cell office:value-type="float" office:value="40">
            <text:p>4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94">
            <text:p>0.294</text:p>
          </table:table-cell>
          <table:table-cell office:value-type="float" office:value="35">
            <text:p>3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16.9">
            <text:p>16.9</text:p>
          </table:table-cell>
          <table:table-cell/>
          <table:table-cell office:value-type="float" office:value="59.6000000005006">
            <text:p>59.600000000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1">
            <text:p>0.171</text:p>
          </table:table-cell>
          <table:table-cell office:value-type="float" office:value="20.3">
            <text:p>2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3">
            <text:p>0.153</text:p>
          </table:table-cell>
          <table:table-cell office:value-type="float" office:value="18.2">
            <text:p>18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12.8">
            <text:p>12.8</text:p>
          </table:table-cell>
          <table:table-cell/>
          <table:table-cell office:value-type="float" office:value="30.2999999985332">
            <text:p>30.299999998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208">
            <text:p>0.208</text:p>
          </table:table-cell>
          <table:table-cell office:value-type="float" office:value="24.8">
            <text:p>24.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83">
            <text:p>0.183</text:p>
          </table:table-cell>
          <table:table-cell office:value-type="float" office:value="21.8">
            <text:p>21.8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6.5">
            <text:p>16.5</text:p>
          </table:table-cell>
          <table:table-cell/>
          <table:table-cell office:value-type="float" office:value="37.399999997433">
            <text:p>37.399999997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6">
            <text:p>0.176</text:p>
          </table:table-cell>
          <table:table-cell office:value-type="float" office:value="21">
            <text:p>2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8">
            <text:p>0.158</text:p>
          </table:table-cell>
          <table:table-cell office:value-type="float" office:value="18.8">
            <text:p>18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9.8">
            <text:p>9.8</text:p>
          </table:table-cell>
          <table:table-cell/>
          <table:table-cell office:value-type="float" office:value="30.2000000010594">
            <text:p>30.2000000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20.6">
            <text:p>20.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51">
            <text:p>0.151</text:p>
          </table:table-cell>
          <table:table-cell office:value-type="float" office:value="18">
            <text:p>1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3.8">
            <text:p>13.8</text:p>
          </table:table-cell>
          <table:table-cell/>
          <table:table-cell office:value-type="float" office:value="30.0999999999476">
            <text:p>30.0999999999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43">
            <text:p>0.243</text:p>
          </table:table-cell>
          <table:table-cell office:value-type="float" office:value="28.9">
            <text:p>28.9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217">
            <text:p>0.217</text:p>
          </table:table-cell>
          <table:table-cell office:value-type="float" office:value="25.8">
            <text:p>25.8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4.3">
            <text:p>14.3</text:p>
          </table:table-cell>
          <table:table-cell/>
          <table:table-cell office:value-type="float" office:value="42.3999999984517">
            <text:p>42.399999998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86">
            <text:p>0.186</text:p>
          </table:table-cell>
          <table:table-cell office:value-type="float" office:value="22.1">
            <text:p>22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61">
            <text:p>0.161</text:p>
          </table:table-cell>
          <table:table-cell office:value-type="float" office:value="19.1">
            <text:p>19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9">
            <text:p>0.079</text:p>
          </table:table-cell>
          <table:table-cell office:value-type="float" office:value="13">
            <text:p>13</text:p>
          </table:table-cell>
          <table:table-cell/>
          <table:table-cell office:value-type="float" office:value="31.2999999987369">
            <text:p>31.2999999987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72">
            <text:p>0.172</text:p>
          </table:table-cell>
          <table:table-cell office:value-type="float" office:value="20.5">
            <text:p>2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7.9">
            <text:p>17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12.6">
            <text:p>12.6</text:p>
          </table:table-cell>
          <table:table-cell/>
          <table:table-cell office:value-type="float" office:value="28.3000000017637">
            <text:p>28.3000000018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16">
            <text:p>0.216</text:p>
          </table:table-cell>
          <table:table-cell office:value-type="float" office:value="25.7">
            <text:p>25.7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93">
            <text:p>0.193</text:p>
          </table:table-cell>
          <table:table-cell office:value-type="float" office:value="23">
            <text:p>2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9">
            <text:p>0.079</text:p>
          </table:table-cell>
          <table:table-cell office:value-type="float" office:value="13.1">
            <text:p>13.1</text:p>
          </table:table-cell>
          <table:table-cell/>
          <table:table-cell office:value-type="float" office:value="36.10000000117">
            <text:p>36.1000000012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  <table:table-cell office:value-type="float" office:value="20.6">
            <text:p>20.6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18.7">
            <text:p>18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73">
            <text:p>0.073</text:p>
          </table:table-cell>
          <table:table-cell office:value-type="float" office:value="12.1">
            <text:p>12.1</text:p>
          </table:table-cell>
          <table:table-cell/>
          <table:table-cell office:value-type="float" office:value="29.9999999988358">
            <text:p>29.9999999988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91">
            <text:p>0.191</text:p>
          </table:table-cell>
          <table:table-cell office:value-type="float" office:value="22.7">
            <text:p>22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72">
            <text:p>0.172</text:p>
          </table:table-cell>
          <table:table-cell office:value-type="float" office:value="20.5">
            <text:p>20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4">
            <text:p>0.074</text:p>
          </table:table-cell>
          <table:table-cell office:value-type="float" office:value="12.2">
            <text:p>12.2</text:p>
          </table:table-cell>
          <table:table-cell/>
          <table:table-cell office:value-type="float" office:value="32.1999999978289">
            <text:p>32.1999999978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67">
            <text:p>0.167</text:p>
          </table:table-cell>
          <table:table-cell office:value-type="float" office:value="19.9">
            <text:p>19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17.2">
            <text:p>17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12.9">
            <text:p>12.9</text:p>
          </table:table-cell>
          <table:table-cell/>
          <table:table-cell office:value-type="float" office:value="28.0999999995402">
            <text:p>28.099999999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  <table:table-cell office:value-type="float" office:value="19.3">
            <text:p>19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17.2">
            <text:p>17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12.4">
            <text:p>12.4</text:p>
          </table:table-cell>
          <table:table-cell/>
          <table:table-cell office:value-type="float" office:value="27.7999999998428">
            <text:p>27.7999999998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68">
            <text:p>0.168</text:p>
          </table:table-cell>
          <table:table-cell office:value-type="float" office:value="20">
            <text:p>20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1">
            <text:p>0.151</text:p>
          </table:table-cell>
          <table:table-cell office:value-type="float" office:value="18">
            <text:p>1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8">
            <text:p>0.058</text:p>
          </table:table-cell>
          <table:table-cell office:value-type="float" office:value="9.5">
            <text:p>9.5</text:p>
          </table:table-cell>
          <table:table-cell/>
          <table:table-cell office:value-type="float" office:value="29.0999999997439">
            <text:p>29.0999999997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5.5">
            <text:p>15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11.7">
            <text:p>11.7</text:p>
          </table:table-cell>
          <table:table-cell/>
          <table:table-cell office:value-type="float" office:value="25.3999999986263">
            <text:p>25.3999999986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79">
            <text:p>0.179</text:p>
          </table:table-cell>
          <table:table-cell office:value-type="float" office:value="21.3">
            <text:p>21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6">
            <text:p>0.156</text:p>
          </table:table-cell>
          <table:table-cell office:value-type="float" office:value="18.6">
            <text:p>18.6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14.2">
            <text:p>14.2</text:p>
          </table:table-cell>
          <table:table-cell/>
          <table:table-cell office:value-type="float" office:value="31.1000000001513">
            <text:p>31.100000000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8">
            <text:p>0.158</text:p>
          </table:table-cell>
          <table:table-cell office:value-type="float" office:value="18.8">
            <text:p>18.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17">
            <text:p>17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75">
            <text:p>0.075</text:p>
          </table:table-cell>
          <table:table-cell office:value-type="float" office:value="12.3">
            <text:p>12.3</text:p>
          </table:table-cell>
          <table:table-cell/>
          <table:table-cell office:value-type="float" office:value="25.7999999994354">
            <text:p>25.799999999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7.9">
            <text:p>17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16.3">
            <text:p>16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3">
            <text:p>0.073</text:p>
          </table:table-cell>
          <table:table-cell office:value-type="float" office:value="12.1">
            <text:p>12.1</text:p>
          </table:table-cell>
          <table:table-cell/>
          <table:table-cell office:value-type="float" office:value="28.0999999995402">
            <text:p>28.099999999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17.3">
            <text:p>17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3">
            <text:p>15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11.8">
            <text:p>11.8</text:p>
          </table:table-cell>
          <table:table-cell/>
          <table:table-cell office:value-type="float" office:value="25.0000000014552">
            <text:p>25.0000000015</text:p>
          </table:table-cell>
        </table:table-row>
        <table:table-row table:style-name="ro2"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18.7">
            <text:p>18.7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16.2">
            <text:p>16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12.5">
            <text:p>12.5</text:p>
          </table:table-cell>
          <table:table-cell/>
          <table:table-cell office:value-type="float" office:value="27.6999999987311">
            <text:p>27.6999999987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6">
            <text:p>0.116</text:p>
          </table:table-cell>
          <table:table-cell office:value-type="float" office:value="13.8">
            <text:p>13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11.6">
            <text:p>11.6</text:p>
          </table:table-cell>
          <table:table-cell/>
          <table:table-cell office:value-type="float" office:value="19.5999999996275">
            <text:p>19.599999999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44">
            <text:p>0.144</text:p>
          </table:table-cell>
          <table:table-cell office:value-type="float" office:value="17.1">
            <text:p>17.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  <table:table-cell office:value-type="float" office:value="15.2">
            <text:p>15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11.2">
            <text:p>11.2</text:p>
          </table:table-cell>
          <table:table-cell/>
          <table:table-cell office:value-type="float" office:value="23.7999999990279">
            <text:p>23.799999999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6.7">
            <text:p>16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11">
            <text:p>11</text:p>
          </table:table-cell>
          <table:table-cell/>
          <table:table-cell office:value-type="float" office:value="23.6000000004424">
            <text:p>23.6000000004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16.3">
            <text:p>16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4">
            <text:p>14</text:p>
          </table:table-cell>
          <table:table-cell/>
          <table:table-cell office:value-type="float" office:value="25.100000002567">
            <text:p>25.1000000026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82">
            <text:p>0.182</text:p>
          </table:table-cell>
          <table:table-cell office:value-type="float" office:value="21.6">
            <text:p>21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63">
            <text:p>0.163</text:p>
          </table:table-cell>
          <table:table-cell office:value-type="float" office:value="19.4">
            <text:p>19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11.2">
            <text:p>11.2</text:p>
          </table:table-cell>
          <table:table-cell/>
          <table:table-cell office:value-type="float" office:value="28.8000000000466">
            <text:p>28.8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3">
            <text:p>0.133</text:p>
          </table:table-cell>
          <table:table-cell office:value-type="float" office:value="15.8">
            <text:p>15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4.3">
            <text:p>14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62">
            <text:p>0.062</text:p>
          </table:table-cell>
          <table:table-cell office:value-type="float" office:value="10.3">
            <text:p>10.3</text:p>
          </table:table-cell>
          <table:table-cell/>
          <table:table-cell office:value-type="float" office:value="22.0999999983178">
            <text:p>22.099999998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76">
            <text:p>0.176</text:p>
          </table:table-cell>
          <table:table-cell office:value-type="float" office:value="21">
            <text:p>2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18.4">
            <text:p>18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65">
            <text:p>0.065</text:p>
          </table:table-cell>
          <table:table-cell office:value-type="float" office:value="10.8">
            <text:p>10.8</text:p>
          </table:table-cell>
          <table:table-cell/>
          <table:table-cell office:value-type="float" office:value="29.500000000553">
            <text:p>29.5000000006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3">
            <text:p>15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13.3">
            <text:p>13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11.7">
            <text:p>11.7</text:p>
          </table:table-cell>
          <table:table-cell/>
          <table:table-cell office:value-type="float" office:value="22.6000000002387">
            <text:p>22.600000000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17">
            <text:p>1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4">
            <text:p>15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11.1">
            <text:p>11.1</text:p>
          </table:table-cell>
          <table:table-cell/>
          <table:table-cell office:value-type="float" office:value="23.6000000004424">
            <text:p>23.600000000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5">
            <text:p>0.135</text:p>
          </table:table-cell>
          <table:table-cell office:value-type="float" office:value="16.1">
            <text:p>16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11.8">
            <text:p>11.8</text:p>
          </table:table-cell>
          <table:table-cell/>
          <table:table-cell office:value-type="float" office:value="25.2000000000407">
            <text:p>25.2</text:p>
          </table:table-cell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208">
            <text:p>0.208</text:p>
          </table:table-cell>
          <table:table-cell office:value-type="float" office:value="24.8">
            <text:p>24.8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89">
            <text:p>0.189</text:p>
          </table:table-cell>
          <table:table-cell office:value-type="float" office:value="22.5">
            <text:p>22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13.2">
            <text:p>13.2</text:p>
          </table:table-cell>
          <table:table-cell/>
          <table:table-cell office:value-type="float" office:value="34.8999999987427">
            <text:p>34.8999999987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63">
            <text:p>0.163</text:p>
          </table:table-cell>
          <table:table-cell office:value-type="float" office:value="19.4">
            <text:p>19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17.7">
            <text:p>17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12.8">
            <text:p>12.8</text:p>
          </table:table-cell>
          <table:table-cell/>
          <table:table-cell office:value-type="float" office:value="28.8000000000466">
            <text:p>28.8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67">
            <text:p>0.167</text:p>
          </table:table-cell>
          <table:table-cell office:value-type="float" office:value="19.9">
            <text:p>19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4">
            <text:p>0.144</text:p>
          </table:table-cell>
          <table:table-cell office:value-type="float" office:value="17.1">
            <text:p>17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12.5">
            <text:p>12.5</text:p>
          </table:table-cell>
          <table:table-cell/>
          <table:table-cell office:value-type="float" office:value="28.3000000017637">
            <text:p>28.3000000018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0.1">
            <text:p>0.1</text:p>
          </table:table-cell>
          <table:table-cell office:value-type="float" office:value="0.224">
            <text:p>0.224</text:p>
          </table:table-cell>
          <table:table-cell office:value-type="float" office:value="26.7">
            <text:p>26.7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204">
            <text:p>0.204</text:p>
          </table:table-cell>
          <table:table-cell office:value-type="float" office:value="24.3">
            <text:p>24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9">
            <text:p>0.079</text:p>
          </table:table-cell>
          <table:table-cell office:value-type="float" office:value="13">
            <text:p>13</text:p>
          </table:table-cell>
          <table:table-cell/>
          <table:table-cell office:value-type="float" office:value="38.0000000004657">
            <text:p>38.000000000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71">
            <text:p>0.171</text:p>
          </table:table-cell>
          <table:table-cell office:value-type="float" office:value="20.3">
            <text:p>2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18.7">
            <text:p>18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12.5">
            <text:p>12.5</text:p>
          </table:table-cell>
          <table:table-cell/>
          <table:table-cell office:value-type="float" office:value="30.9000000015658">
            <text:p>30.9000000016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98">
            <text:p>0.198</text:p>
          </table:table-cell>
          <table:table-cell office:value-type="float" office:value="23.6">
            <text:p>23.6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office:value-type="float" office:value="21.1">
            <text:p>21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8">
            <text:p>0.088</text:p>
          </table:table-cell>
          <table:table-cell office:value-type="float" office:value="14.5">
            <text:p>14.5</text:p>
          </table:table-cell>
          <table:table-cell/>
          <table:table-cell office:value-type="float" office:value="35.7000000003609">
            <text:p>35.7000000004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68">
            <text:p>0.16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17.2">
            <text:p>17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11">
            <text:p>11</text:p>
          </table:table-cell>
          <table:table-cell/>
          <table:table-cell office:value-type="float" office:value="30.5000000007567">
            <text:p>30.5000000008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69">
            <text:p>0.169</text:p>
          </table:table-cell>
          <table:table-cell office:value-type="float" office:value="20.1">
            <text:p>20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49">
            <text:p>0.149</text:p>
          </table:table-cell>
          <table:table-cell office:value-type="float" office:value="17.7">
            <text:p>17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68">
            <text:p>0.068</text:p>
          </table:table-cell>
          <table:table-cell office:value-type="float" office:value="11.2">
            <text:p>11.2</text:p>
          </table:table-cell>
          <table:table-cell/>
          <table:table-cell office:value-type="float" office:value="27.6000000012573">
            <text:p>27.600000001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18.4">
            <text:p>18.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42">
            <text:p>0.142</text:p>
          </table:table-cell>
          <table:table-cell office:value-type="float" office:value="16.9">
            <text:p>16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3">
            <text:p>0.073</text:p>
          </table:table-cell>
          <table:table-cell office:value-type="float" office:value="12.1">
            <text:p>12.1</text:p>
          </table:table-cell>
          <table:table-cell/>
          <table:table-cell office:value-type="float" office:value="29.9999999988358">
            <text:p>29.99999999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74">
            <text:p>0.174</text:p>
          </table:table-cell>
          <table:table-cell office:value-type="float" office:value="20.7">
            <text:p>20.7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151">
            <text:p>0.151</text:p>
          </table:table-cell>
          <table:table-cell office:value-type="float" office:value="18">
            <text:p>1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4">
            <text:p>0.074</text:p>
          </table:table-cell>
          <table:table-cell office:value-type="float" office:value="12.2">
            <text:p>12.2</text:p>
          </table:table-cell>
          <table:table-cell/>
          <table:table-cell office:value-type="float" office:value="30.2000000010594">
            <text:p>30.200000001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  <table:table-cell office:value-type="float" office:value="19.3">
            <text:p>19.3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46">
            <text:p>0.146</text:p>
          </table:table-cell>
          <table:table-cell office:value-type="float" office:value="17.4">
            <text:p>17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11.7">
            <text:p>11.7</text:p>
          </table:table-cell>
          <table:table-cell/>
          <table:table-cell office:value-type="float" office:value="28.2000000006519">
            <text:p>28.2000000007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2.5">
            <text:p>12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0.9">
            <text:p>10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71">
            <text:p>0.071</text:p>
          </table:table-cell>
          <table:table-cell office:value-type="float" office:value="11.7">
            <text:p>11.7</text:p>
          </table:table-cell>
          <table:table-cell/>
          <table:table-cell office:value-type="float" office:value="19.5999999996275">
            <text:p>19.5999999996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20.2">
            <text:p>20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18.4">
            <text:p>18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2">
            <text:p>0.082</text:p>
          </table:table-cell>
          <table:table-cell office:value-type="float" office:value="13.5">
            <text:p>13.5</text:p>
          </table:table-cell>
          <table:table-cell/>
          <table:table-cell office:value-type="float" office:value="30.5999999982305">
            <text:p>30.599999998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office:value-type="float" office:value="0.169">
            <text:p>0.169</text:p>
          </table:table-cell>
          <table:table-cell office:value-type="float" office:value="20.1">
            <text:p>20.1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7.8">
            <text:p>17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11.1">
            <text:p>11.1</text:p>
          </table:table-cell>
          <table:table-cell/>
          <table:table-cell office:value-type="float" office:value="29.9999999988358">
            <text:p>29.9999999988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office:value-type="float" office:value="0.169">
            <text:p>0.169</text:p>
          </table:table-cell>
          <table:table-cell office:value-type="float" office:value="20.1">
            <text:p>20.1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148">
            <text:p>0.148</text:p>
          </table:table-cell>
          <table:table-cell office:value-type="float" office:value="17.6">
            <text:p>17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12.9">
            <text:p>12.9</text:p>
          </table:table-cell>
          <table:table-cell/>
          <table:table-cell office:value-type="float" office:value="28.600000001461">
            <text:p>28.600000001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9">
            <text:p>0.139</text:p>
          </table:table-cell>
          <table:table-cell office:value-type="float" office:value="16.5">
            <text:p>16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8">
            <text:p>14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9.8">
            <text:p>9.8</text:p>
          </table:table-cell>
          <table:table-cell/>
          <table:table-cell office:value-type="float" office:value="24.4999999995343">
            <text:p>24.499999999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59">
            <text:p>0.159</text:p>
          </table:table-cell>
          <table:table-cell office:value-type="float" office:value="18.9">
            <text:p>18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42">
            <text:p>0.142</text:p>
          </table:table-cell>
          <table:table-cell office:value-type="float" office:value="16.9">
            <text:p>16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11.9">
            <text:p>11.9</text:p>
          </table:table-cell>
          <table:table-cell/>
          <table:table-cell office:value-type="float" office:value="27.7000000023691">
            <text:p>27.7000000024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4">
            <text:p>0.154</text:p>
          </table:table-cell>
          <table:table-cell office:value-type="float" office:value="18.3">
            <text:p>18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39">
            <text:p>0.139</text:p>
          </table:table-cell>
          <table:table-cell office:value-type="float" office:value="16.5">
            <text:p>16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1">
            <text:p>0.081</text:p>
          </table:table-cell>
          <table:table-cell office:value-type="float" office:value="13.4">
            <text:p>13.4</text:p>
          </table:table-cell>
          <table:table-cell/>
          <table:table-cell office:value-type="float" office:value="27.0999999993364">
            <text:p>27.099999999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21.4">
            <text:p>21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64">
            <text:p>0.164</text:p>
          </table:table-cell>
          <table:table-cell office:value-type="float" office:value="19.5">
            <text:p>19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4">
            <text:p>0.074</text:p>
          </table:table-cell>
          <table:table-cell office:value-type="float" office:value="12.2">
            <text:p>12.2</text:p>
          </table:table-cell>
          <table:table-cell/>
          <table:table-cell office:value-type="float" office:value="31.1999999976251">
            <text:p>31.1999999976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212">
            <text:p>0.212</text:p>
          </table:table-cell>
          <table:table-cell office:value-type="float" office:value="25.2">
            <text:p>25.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91">
            <text:p>0.191</text:p>
          </table:table-cell>
          <table:table-cell office:value-type="float" office:value="22.7">
            <text:p>22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87">
            <text:p>0.087</text:p>
          </table:table-cell>
          <table:table-cell office:value-type="float" office:value="14.3">
            <text:p>14.3</text:p>
          </table:table-cell>
          <table:table-cell/>
          <table:table-cell office:value-type="float" office:value="40.3999999980442">
            <text:p>40.399999998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95">
            <text:p>0.195</text:p>
          </table:table-cell>
          <table:table-cell office:value-type="float" office:value="23.2">
            <text:p>23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69">
            <text:p>0.169</text:p>
          </table:table-cell>
          <table:table-cell office:value-type="float" office:value="20.1">
            <text:p>20.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13.7">
            <text:p>13.7</text:p>
          </table:table-cell>
          <table:table-cell/>
          <table:table-cell office:value-type="float" office:value="33.9999999996508">
            <text:p>33.9999999997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202">
            <text:p>0.202</text:p>
          </table:table-cell>
          <table:table-cell office:value-type="float" office:value="24">
            <text:p>2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77">
            <text:p>0.177</text:p>
          </table:table-cell>
          <table:table-cell office:value-type="float" office:value="21.1">
            <text:p>21.1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14.1">
            <text:p>14.1</text:p>
          </table:table-cell>
          <table:table-cell/>
          <table:table-cell office:value-type="float" office:value="35.8000000014727">
            <text:p>35.800000001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1.9">
            <text:p>11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7.2">
            <text:p>7.2</text:p>
          </table:table-cell>
          <table:table-cell/>
          <table:table-cell office:value-type="float" office:value="20.0000000004366">
            <text:p>20.000000000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13.3">
            <text:p>13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3">
            <text:p>12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7.8">
            <text:p>7.8</text:p>
          </table:table-cell>
          <table:table-cell/>
          <table:table-cell office:value-type="float" office:value="22.4999999991269">
            <text:p>22.499999999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92">
            <text:p>0.092</text:p>
          </table:table-cell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84">
            <text:p>0.084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8.4">
            <text:p>8.4</text:p>
          </table:table-cell>
          <table:table-cell/>
          <table:table-cell office:value-type="float" office:value="18.1000000011409">
            <text:p>18.100000001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3.6">
            <text:p>13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2.6">
            <text:p>1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7.3">
            <text:p>7.3</text:p>
          </table:table-cell>
          <table:table-cell/>
          <table:table-cell office:value-type="float" office:value="18.8000000052853">
            <text:p>18.800000005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45">
            <text:p>0.145</text:p>
          </table:table-cell>
          <table:table-cell office:value-type="float" office:value="17.2">
            <text:p>17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5.5">
            <text:p>15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7.8">
            <text:p>7.8</text:p>
          </table:table-cell>
          <table:table-cell/>
          <table:table-cell office:value-type="float" office:value="25.0000000014552">
            <text:p>25.0000000015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42">
            <text:p>0.142</text:p>
          </table:table-cell>
          <table:table-cell office:value-type="float" office:value="16.9">
            <text:p>16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27">
            <text:p>0.127</text:p>
          </table:table-cell>
          <table:table-cell office:value-type="float" office:value="15.1">
            <text:p>15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6.7">
            <text:p>6.7</text:p>
          </table:table-cell>
          <table:table-cell/>
          <table:table-cell office:value-type="float" office:value="23.0999999985215">
            <text:p>23.099999998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office:value-type="float" office:value="15.9">
            <text:p>15.9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14.6">
            <text:p>14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6.8">
            <text:p>6.8</text:p>
          </table:table-cell>
          <table:table-cell/>
          <table:table-cell office:value-type="float" office:value="23.8000000026659">
            <text:p>23.8000000027</text:p>
          </table:table-cell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  <table:table-cell office:value-type="float" office:value="12.2">
            <text:p>12.2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95">
            <text:p>0.095</text:p>
          </table:table-cell>
          <table:table-cell office:value-type="float" office:value="11.3">
            <text:p>11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6.4">
            <text:p>6.4</text:p>
          </table:table-cell>
          <table:table-cell/>
          <table:table-cell office:value-type="float" office:value="18.4000000008382">
            <text:p>18.4000000008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2.6">
            <text:p>12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1">
            <text:p>0.051</text:p>
          </table:table-cell>
          <table:table-cell office:value-type="float" office:value="8.4">
            <text:p>8.4</text:p>
          </table:table-cell>
          <table:table-cell/>
          <table:table-cell office:value-type="float" office:value="21.5000000025611">
            <text:p>21.500000002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4">
            <text:p>15.4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.1">
            <text:p>14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9.8">
            <text:p>9.8</text:p>
          </table:table-cell>
          <table:table-cell/>
          <table:table-cell office:value-type="float" office:value="23.3000000007451">
            <text:p>23.3000000007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14.2">
            <text:p>14.2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2.5">
            <text:p>1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7.7">
            <text:p>7.7</text:p>
          </table:table-cell>
          <table:table-cell/>
          <table:table-cell office:value-type="float" office:value="22.1000000019558">
            <text:p>22.100000002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7.9">
            <text:p>17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  <table:table-cell office:value-type="float" office:value="15.9">
            <text:p>15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8.5">
            <text:p>8.5</text:p>
          </table:table-cell>
          <table:table-cell/>
          <table:table-cell office:value-type="float" office:value="25.4999999961001">
            <text:p>25.499999996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4">
            <text:p>0.114</text:p>
          </table:table-cell>
          <table:table-cell office:value-type="float" office:value="13.6">
            <text:p>13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2.6">
            <text:p>1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7.3">
            <text:p>7.3</text:p>
          </table:table-cell>
          <table:table-cell/>
          <table:table-cell office:value-type="float" office:value="21.3999999978114">
            <text:p>21.3999999978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8.5">
            <text:p>8.5</text:p>
          </table:table-cell>
          <table:table-cell/>
          <table:table-cell office:value-type="float" office:value="21.4999999952852">
            <text:p>21.499999995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  <table:table-cell office:value-type="float" office:value="18.4">
            <text:p>18.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31">
            <text:p>0.131</text:p>
          </table:table-cell>
          <table:table-cell office:value-type="float" office:value="15.6">
            <text:p>15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7.3">
            <text:p>7.3</text:p>
          </table:table-cell>
          <table:table-cell/>
          <table:table-cell office:value-type="float" office:value="27.3999999990338">
            <text:p>27.399999999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13.3">
            <text:p>13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6.7">
            <text:p>6.7</text:p>
          </table:table-cell>
          <table:table-cell/>
          <table:table-cell office:value-type="float" office:value="21.3000000003376">
            <text:p>21.300000000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8">
            <text:p>0.138</text:p>
          </table:table-cell>
          <table:table-cell office:value-type="float" office:value="16.4">
            <text:p>16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8">
            <text:p>14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6.4">
            <text:p>6.4</text:p>
          </table:table-cell>
          <table:table-cell/>
          <table:table-cell office:value-type="float" office:value="23.0000000010477">
            <text:p>23.00000000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4">
            <text:p>13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12.4">
            <text:p>12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7.9">
            <text:p>7.9</text:p>
          </table:table-cell>
          <table:table-cell/>
          <table:table-cell office:value-type="float" office:value="21.4999999952852">
            <text:p>21.499999995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31">
            <text:p>0.131</text:p>
          </table:table-cell>
          <table:table-cell office:value-type="float" office:value="15.6">
            <text:p>15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8.2">
            <text:p>8.2</text:p>
          </table:table-cell>
          <table:table-cell/>
          <table:table-cell office:value-type="float" office:value="23.3000000007451">
            <text:p>23.3000000007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14.2">
            <text:p>14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  <table:table-cell office:value-type="float" office:value="12.5">
            <text:p>12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8.6">
            <text:p>8.6</text:p>
          </table:table-cell>
          <table:table-cell/>
          <table:table-cell office:value-type="float" office:value="21.8000000022585">
            <text:p>21.8000000023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54">
            <text:p>0.154</text:p>
          </table:table-cell>
          <table:table-cell office:value-type="float" office:value="18.3">
            <text:p>18.3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16.8">
            <text:p>16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8.9">
            <text:p>8.9</text:p>
          </table:table-cell>
          <table:table-cell/>
          <table:table-cell office:value-type="float" office:value="25.8000000030734">
            <text:p>25.8000000031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7.4">
            <text:p>7.4</text:p>
          </table:table-cell>
          <table:table-cell/>
          <table:table-cell office:value-type="float" office:value="21.6000000000349">
            <text:p>21.6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15.5">
            <text:p>15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1">
            <text:p>0.111</text:p>
          </table:table-cell>
          <table:table-cell office:value-type="float" office:value="13.2">
            <text:p>13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8.3">
            <text:p>8.3</text:p>
          </table:table-cell>
          <table:table-cell/>
          <table:table-cell office:value-type="float" office:value="23.3999999982188">
            <text:p>23.399999998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14.9">
            <text:p>14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6.5">
            <text:p>6.5</text:p>
          </table:table-cell>
          <table:table-cell/>
          <table:table-cell office:value-type="float" office:value="21.1999999955879">
            <text:p>21.1999999956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9">
            <text:p>12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8">
            <text:p>0.048</text:p>
          </table:table-cell>
          <table:table-cell office:value-type="float" office:value="7.9">
            <text:p>7.9</text:p>
          </table:table-cell>
          <table:table-cell/>
          <table:table-cell office:value-type="float" office:value="21.7000000047847">
            <text:p>21.7000000048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6.7">
            <text:p>16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7">
            <text:p>14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8.3">
            <text:p>8.3</text:p>
          </table:table-cell>
          <table:table-cell/>
          <table:table-cell office:value-type="float" office:value="22.899999996298">
            <text:p>22.899999996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.1">
            <text:p>14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6.9">
            <text:p>6.9</text:p>
          </table:table-cell>
          <table:table-cell/>
          <table:table-cell office:value-type="float" office:value="22.5000000064028">
            <text:p>22.5000000064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3">
            <text:p>15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3.7">
            <text:p>13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6.7">
            <text:p>6.7</text:p>
          </table:table-cell>
          <table:table-cell/>
          <table:table-cell office:value-type="float" office:value="23.3000000007451">
            <text:p>23.3000000007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38">
            <text:p>0.138</text:p>
          </table:table-cell>
          <table:table-cell office:value-type="float" office:value="16.4">
            <text:p>16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4">
            <text:p>15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6.8">
            <text:p>6.8</text:p>
          </table:table-cell>
          <table:table-cell/>
          <table:table-cell office:value-type="float" office:value="24.199999999837">
            <text:p>24.1999999998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  <table:table-cell office:value-type="float" office:value="16.2">
            <text:p>16.2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">
            <text:p>1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7.8">
            <text:p>7.8</text:p>
          </table:table-cell>
          <table:table-cell/>
          <table:table-cell office:value-type="float" office:value="22.1999999994296">
            <text:p>22.1999999994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9">
            <text:p>12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6.6">
            <text:p>6.6</text:p>
          </table:table-cell>
          <table:table-cell/>
          <table:table-cell office:value-type="float" office:value="20.1999999990221">
            <text:p>20.199999999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14.7">
            <text:p>14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  <table:table-cell office:value-type="float" office:value="12.6">
            <text:p>12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7.5">
            <text:p>7.5</text:p>
          </table:table-cell>
          <table:table-cell/>
          <table:table-cell office:value-type="float" office:value="21.999999997206">
            <text:p>21.9999999972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123">
            <text:p>0.123</text:p>
          </table:table-cell>
          <table:table-cell office:value-type="float" office:value="14.6">
            <text:p>14.6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7.1">
            <text:p>7.1</text:p>
          </table:table-cell>
          <table:table-cell/>
          <table:table-cell office:value-type="float" office:value="22.2999999969034">
            <text:p>22.2999999969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4.3">
            <text:p>14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2">
            <text:p>0.112</text:p>
          </table:table-cell>
          <table:table-cell office:value-type="float" office:value="13.3">
            <text:p>13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7.6">
            <text:p>7.6</text:p>
          </table:table-cell>
          <table:table-cell/>
          <table:table-cell office:value-type="float" office:value="21.0000000006403">
            <text:p>21.0000000006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16.7">
            <text:p>16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8">
            <text:p>0.038</text:p>
          </table:table-cell>
          <table:table-cell office:value-type="float" office:value="6.2">
            <text:p>6.2</text:p>
          </table:table-cell>
          <table:table-cell/>
          <table:table-cell office:value-type="float" office:value="23.6999999979162">
            <text:p>23.6999999979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4.3">
            <text:p>14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13.5">
            <text:p>1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8.3">
            <text:p>8.3</text:p>
          </table:table-cell>
          <table:table-cell/>
          <table:table-cell office:value-type="float" office:value="21.4999999952852">
            <text:p>21.4999999953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4">
            <text:p>0.094</text:p>
          </table:table-cell>
          <table:table-cell office:value-type="float" office:value="11.2">
            <text:p>11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9.9">
            <text:p>9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6.7">
            <text:p>6.7</text:p>
          </table:table-cell>
          <table:table-cell/>
          <table:table-cell office:value-type="float" office:value="21.4999999952852">
            <text:p>21.4999999953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8">
            <text:p>0.118</text:p>
          </table:table-cell>
          <table:table-cell office:value-type="float" office:value="14.1">
            <text:p>14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12.7">
            <text:p>1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2">
            <text:p>0.042</text:p>
          </table:table-cell>
          <table:table-cell office:value-type="float" office:value="6.9">
            <text:p>6.9</text:p>
          </table:table-cell>
          <table:table-cell/>
          <table:table-cell office:value-type="float" office:value="19.799999994575">
            <text:p>19.7999999946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14.3">
            <text:p>14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11">
            <text:p>0.111</text:p>
          </table:table-cell>
          <table:table-cell office:value-type="float" office:value="13.2">
            <text:p>13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4">
            <text:p>0.044</text:p>
          </table:table-cell>
          <table:table-cell office:value-type="float" office:value="7.2">
            <text:p>7.2</text:p>
          </table:table-cell>
          <table:table-cell/>
          <table:table-cell office:value-type="float" office:value="21.999999997206">
            <text:p>21.999999997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15">
            <text:p>1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13.7">
            <text:p>13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8.3">
            <text:p>8.3</text:p>
          </table:table-cell>
          <table:table-cell/>
          <table:table-cell office:value-type="float" office:value="22.9999999937718">
            <text:p>22.9999999938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35">
            <text:p>0.135</text:p>
          </table:table-cell>
          <table:table-cell office:value-type="float" office:value="16.1">
            <text:p>16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14.5">
            <text:p>14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52">
            <text:p>0.052</text:p>
          </table:table-cell>
          <table:table-cell office:value-type="float" office:value="8.5">
            <text:p>8.5</text:p>
          </table:table-cell>
          <table:table-cell/>
          <table:table-cell office:value-type="float" office:value="24.4999999995343">
            <text:p>24.499999999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1">
            <text:p>0.121</text:p>
          </table:table-cell>
          <table:table-cell office:value-type="float" office:value="14.4">
            <text:p>14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  <table:table-cell office:value-type="float" office:value="12.9">
            <text:p>12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47">
            <text:p>0.047</text:p>
          </table:table-cell>
          <table:table-cell office:value-type="float" office:value="7.7">
            <text:p>7.7</text:p>
          </table:table-cell>
          <table:table-cell/>
          <table:table-cell office:value-type="float" office:value="20.9000000031665">
            <text:p>20.900000003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9">
            <text:p>0.129</text:p>
          </table:table-cell>
          <table:table-cell office:value-type="float" office:value="15.4">
            <text:p>15.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9">
            <text:p>0.119</text:p>
          </table:table-cell>
          <table:table-cell office:value-type="float" office:value="14.2">
            <text:p>14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6.6">
            <text:p>6.6</text:p>
          </table:table-cell>
          <table:table-cell/>
          <table:table-cell office:value-type="float" office:value="23.0000000010477">
            <text:p>23.000000001</text:p>
          </table:table-cell>
        </table:table-row>
        <table:table-row table:style-name="ro2">
          <table:table-cell table:formula="of:=SUM([.A2:.A101])/COUNT([.A2:.A101])" office:value-type="float" office:value="0.775">
            <text:p>0.775</text:p>
          </table:table-cell>
          <table:table-cell table:formula="of:=SUM([.B2:.B101])/COUNT([.B2:.B101])" office:value-type="float" office:value="0.001">
            <text:p>0.001</text:p>
          </table:table-cell>
          <table:table-cell table:formula="of:=SUM([.C2:.C101])/COUNT([.C2:.C101])" office:value-type="float" office:value="0.1541">
            <text:p>0.1541</text:p>
          </table:table-cell>
          <table:table-cell table:formula="of:=SUM([.D2:.D101])/COUNT([.D2:.D101])" office:value-type="float" office:value="18.341">
            <text:p>18.341</text:p>
          </table:table-cell>
          <table:table-cell table:formula="of:=SUM([.E2:.E101])/COUNT([.E2:.E101])" office:value-type="float" office:value="0.622">
            <text:p>0.622</text:p>
          </table:table-cell>
          <table:table-cell table:formula="of:=SUM([.F2:.F101])/COUNT([.F2:.F101])" office:value-type="float" office:value="0">
            <text:p>0</text:p>
          </table:table-cell>
          <table:table-cell table:formula="of:=SUM([.G2:.G101])/COUNT([.G2:.G101])" office:value-type="float" office:value="0.13791">
            <text:p>0.13791</text:p>
          </table:table-cell>
          <table:table-cell table:formula="of:=SUM([.H2:.H101])/COUNT([.H2:.H101])" office:value-type="float" office:value="16.411">
            <text:p>16.411</text:p>
          </table:table-cell>
          <table:table-cell table:formula="of:=SUM([.I2:.I101])/COUNT([.I2:.I101])" office:value-type="float" office:value="0.408">
            <text:p>0.408</text:p>
          </table:table-cell>
          <table:table-cell table:formula="of:=SUM([.J2:.J101])/COUNT([.J2:.J101])" office:value-type="float" office:value="0">
            <text:p>0</text:p>
          </table:table-cell>
          <table:table-cell table:formula="of:=SUM([.K2:.K101])/COUNT([.K2:.K101])" office:value-type="float" office:value="0.06302">
            <text:p>0.06302</text:p>
          </table:table-cell>
          <table:table-cell table:formula="of:=SUM([.L2:.L101])/COUNT([.L2:.L101])" office:value-type="float" office:value="10.395">
            <text:p>10.395</text:p>
          </table:table-cell>
          <table:table-cell table:formula="of:=SUM([.M2:.M101])/COUNT([.M2:.M101])" office:value-type="float" office:value="0">
            <text:p>#DIV/0!</text:p>
          </table:table-cell>
          <table:table-cell table:formula="of:=SUM([.N2:.N101])/COUNT([.N2:.N101])" office:value-type="float" office:value="27.0199999997203">
            <text:p>27.0199999997</text:p>
          </table:table-cell>
        </table:table-row>
      </table:table>
      <table:table table:name="global-styling" table:style-name="ta1" table:print="false">
        <table:table-column table:style-name="co7" table:number-columns-repeated="11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component/max</text:p>
          </table:table-cell>
          <table:table-cell office:value-type="string">
            <text:p>component/min</text:p>
          </table:table-cell>
          <table:table-cell office:value-type="string">
            <text:p>component/mean</text:p>
          </table:table-cell>
          <table:table-cell office:value-type="string">
            <text:p>component/sum</text:p>
          </table:table-cell>
          <table:table-cell office:value-type="string">
            <text:p>template/max</text:p>
          </table:table-cell>
          <table:table-cell office:value-type="string">
            <text:p>template/min</text:p>
          </table:table-cell>
          <table:table-cell office:value-type="string">
            <text:p>template/mean</text:p>
          </table:table-cell>
          <table:table-cell office:value-type="string">
            <text:p>template/sum</text:p>
          </table:table-cell>
          <table:table-cell office:value-type="string">
            <text:p>attrChange/max</text:p>
          </table:table-cell>
          <table:table-cell office:value-type="string">
            <text:p>attrChange/min</text:p>
          </table:table-cell>
          <table:table-cell office:value-type="string">
            <text:p>attrChange/mean</text:p>
          </table:table-cell>
          <table:table-cell office:value-type="string">
            <text:p>attrChange/sum</text:p>
          </table:table-cell>
          <table:table-cell/>
          <table:table-cell office:value-type="string">
            <text:p>Body Rendering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">
            <text:p>4.6</text:p>
          </table:table-cell>
          <table:table-cell/>
          <table:table-cell office:value-type="float" office:value="3.99999999717693">
            <text:p>3.9999999972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3.3">
            <text:p>3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3.6">
            <text:p>3.6</text:p>
          </table:table-cell>
          <table:table-cell/>
          <table:table-cell office:value-type="float" office:value="6.600000000617">
            <text:p>6.6000000006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3.3">
            <text:p>3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2.7">
            <text:p>2.7</text:p>
          </table:table-cell>
          <table:table-cell/>
          <table:table-cell office:value-type="float" office:value="5.1000000021304">
            <text:p>5.100000002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2.8">
            <text:p>2.8</text:p>
          </table:table-cell>
          <table:table-cell/>
          <table:table-cell office:value-type="float" office:value="6.19999999980792">
            <text:p>6.1999999998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4.4">
            <text:p>4.4</text:p>
          </table:table-cell>
          <table:table-cell/>
          <table:table-cell office:value-type="float" office:value="5.00000000101863">
            <text:p>5.000000001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4.7">
            <text:p>4.7</text:p>
          </table:table-cell>
          <table:table-cell/>
          <table:table-cell office:value-type="float" office:value="5.69999999788706">
            <text:p>5.699999997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4.7999999987951">
            <text:p>4.7999999988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5.60000000041327">
            <text:p>5.6000000004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2.7">
            <text:p>2.7</text:p>
          </table:table-cell>
          <table:table-cell/>
          <table:table-cell office:value-type="float" office:value="4.60000000020955">
            <text:p>4.600000000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3.5">
            <text:p>3.5</text:p>
          </table:table-cell>
          <table:table-cell/>
          <table:table-cell office:value-type="float" office:value="4.69999999768334">
            <text:p>4.6999999977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3.1">
            <text:p>3.1</text:p>
          </table:table-cell>
          <table:table-cell/>
          <table:table-cell office:value-type="float" office:value="4.49999999909778">
            <text:p>4.499999999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2.8">
            <text:p>2.8</text:p>
          </table:table-cell>
          <table:table-cell/>
          <table:table-cell office:value-type="float" office:value="5.1000000021304">
            <text:p>5.100000002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1.8">
            <text:p>1.8</text:p>
          </table:table-cell>
          <table:table-cell/>
          <table:table-cell office:value-type="float" office:value="5.49999999930151">
            <text:p>5.499999999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3.3">
            <text:p>3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8">
            <text:p>0.078</text:p>
          </table:table-cell>
          <table:table-cell office:value-type="float" office:value="3.6">
            <text:p>3.6</text:p>
          </table:table-cell>
          <table:table-cell/>
          <table:table-cell office:value-type="float" office:value="7.80000000304426">
            <text:p>7.80000000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6.40000000203145">
            <text:p>6.400000002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3.1">
            <text:p>3.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5.90000000011059">
            <text:p>5.900000000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2.8">
            <text:p>2.8</text:p>
          </table:table-cell>
          <table:table-cell/>
          <table:table-cell office:value-type="float" office:value="3.60000000000582">
            <text:p>3.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8">
            <text:p>2.8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7">
            <text:p>0.067</text:p>
          </table:table-cell>
          <table:table-cell office:value-type="float" office:value="3.1">
            <text:p>3.1</text:p>
          </table:table-cell>
          <table:table-cell/>
          <table:table-cell office:value-type="float" office:value="7.00000000142609">
            <text:p>7.0000000014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4.6">
            <text:p>4.6</text:p>
          </table:table-cell>
          <table:table-cell/>
          <table:table-cell office:value-type="float" office:value="7.69999999829452">
            <text:p>7.699999998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041">
            <text:p>0.041</text:p>
          </table:table-cell>
          <table:table-cell office:value-type="float" office:value="4.9">
            <text:p>4.9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3.8">
            <text:p>3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4.3">
            <text:p>4.3</text:p>
          </table:table-cell>
          <table:table-cell/>
          <table:table-cell office:value-type="float" office:value="11.2000000008265">
            <text:p>11.2000000008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9">
            <text:p>2.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3.2">
            <text:p>3.2</text:p>
          </table:table-cell>
          <table:table-cell/>
          <table:table-cell office:value-type="float" office:value="4.89999999990687">
            <text:p>4.8999999999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4.9">
            <text:p>4.9</text:p>
          </table:table-cell>
          <table:table-cell/>
          <table:table-cell office:value-type="float" office:value="5.69999999788706">
            <text:p>5.6999999979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2">
            <text:p>0.012</text:p>
          </table:table-cell>
          <table:table-cell office:value-type="float" office:value="1.4">
            <text:p>1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  <table:table-cell office:value-type="float" office:value="4.9">
            <text:p>4.9</text:p>
          </table:table-cell>
          <table:table-cell/>
          <table:table-cell office:value-type="float" office:value="5.39999999818974">
            <text:p>5.399999998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3.7">
            <text:p>3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4.8">
            <text:p>4.8</text:p>
          </table:table-cell>
          <table:table-cell/>
          <table:table-cell office:value-type="float" office:value="7.49999999970896">
            <text:p>7.4999999997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2.8">
            <text:p>2.8</text:p>
          </table:table-cell>
          <table:table-cell/>
          <table:table-cell office:value-type="float" office:value="6.70000000172877">
            <text:p>6.7000000017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4.69999999768334">
            <text:p>4.6999999977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2.6">
            <text:p>2.6</text:p>
          </table:table-cell>
          <table:table-cell/>
          <table:table-cell office:value-type="float" office:value="6.49999999950524">
            <text:p>6.499999999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3.9">
            <text:p>3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4.3">
            <text:p>4.3</text:p>
          </table:table-cell>
          <table:table-cell/>
          <table:table-cell office:value-type="float" office:value="7.09999999889988">
            <text:p>7.0999999989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3.5">
            <text:p>3.5</text:p>
          </table:table-cell>
          <table:table-cell/>
          <table:table-cell office:value-type="float" office:value="5.30000000071595">
            <text:p>5.3000000007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4">
            <text:p>3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3">
            <text:p>0.063</text:p>
          </table:table-cell>
          <table:table-cell office:value-type="float" office:value="2.9">
            <text:p>2.9</text:p>
          </table:table-cell>
          <table:table-cell/>
          <table:table-cell office:value-type="float" office:value="6.79999999920256">
            <text:p>6.799999999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9">
            <text:p>2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3">
            <text:p>0.063</text:p>
          </table:table-cell>
          <table:table-cell office:value-type="float" office:value="2.9">
            <text:p>2.9</text:p>
          </table:table-cell>
          <table:table-cell/>
          <table:table-cell office:value-type="float" office:value="5.69999999788706">
            <text:p>5.6999999979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5.09999999849242">
            <text:p>5.099999998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3">
            <text:p>0.083</text:p>
          </table:table-cell>
          <table:table-cell office:value-type="float" office:value="3.8">
            <text:p>3.8</text:p>
          </table:table-cell>
          <table:table-cell/>
          <table:table-cell office:value-type="float" office:value="4.60000000020955">
            <text:p>4.6000000002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4.29999999687425">
            <text:p>4.2999999969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3.1">
            <text:p>3.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2.5">
            <text:p>2.5</text:p>
          </table:table-cell>
          <table:table-cell/>
          <table:table-cell office:value-type="float" office:value="4.99999999738066">
            <text:p>4.999999997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4.1">
            <text:p>4.1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">
            <text:p>0.07</text:p>
          </table:table-cell>
          <table:table-cell office:value-type="float" office:value="3.2">
            <text:p>3.2</text:p>
          </table:table-cell>
          <table:table-cell/>
          <table:table-cell office:value-type="float" office:value="6.40000000203145">
            <text:p>6.400000002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93">
            <text:p>0.093</text:p>
          </table:table-cell>
          <table:table-cell office:value-type="float" office:value="4.3">
            <text:p>4.3</text:p>
          </table:table-cell>
          <table:table-cell/>
          <table:table-cell office:value-type="float" office:value="5.79999999899883">
            <text:p>5.799999999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  <table:table-cell office:value-type="float" office:value="4.7">
            <text:p>4.7</text:p>
          </table:table-cell>
          <table:table-cell/>
          <table:table-cell office:value-type="float" office:value="6.99999999778811">
            <text:p>6.9999999978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3.2">
            <text:p>3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61">
            <text:p>0.061</text:p>
          </table:table-cell>
          <table:table-cell office:value-type="float" office:value="2.8">
            <text:p>2.8</text:p>
          </table:table-cell>
          <table:table-cell/>
          <table:table-cell office:value-type="float" office:value="6.2999999972817">
            <text:p>6.299999997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7.20000000001164">
            <text:p>7.2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2.3">
            <text:p>2.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6">
            <text:p>0.076</text:p>
          </table:table-cell>
          <table:table-cell office:value-type="float" office:value="3.5">
            <text:p>3.5</text:p>
          </table:table-cell>
          <table:table-cell/>
          <table:table-cell office:value-type="float" office:value="5.19999999960419">
            <text:p>5.1999999996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72">
            <text:p>0.072</text:p>
          </table:table-cell>
          <table:table-cell office:value-type="float" office:value="3.3">
            <text:p>3.3</text:p>
          </table:table-cell>
          <table:table-cell/>
          <table:table-cell office:value-type="float" office:value="6.79999999920256">
            <text:p>6.799999999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1.8">
            <text:p>1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8">
            <text:p>0.098</text:p>
          </table:table-cell>
          <table:table-cell office:value-type="float" office:value="4.5">
            <text:p>4.5</text:p>
          </table:table-cell>
          <table:table-cell/>
          <table:table-cell office:value-type="float" office:value="4.59999999657157">
            <text:p>4.5999999966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6">
            <text:p>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38">
            <text:p>0.038</text:p>
          </table:table-cell>
          <table:table-cell office:value-type="float" office:value="4.5">
            <text:p>4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">
            <text:p>0.08</text:p>
          </table:table-cell>
          <table:table-cell office:value-type="float" office:value="3.7">
            <text:p>3.7</text:p>
          </table:table-cell>
          <table:table-cell/>
          <table:table-cell office:value-type="float" office:value="9.09999999930733">
            <text:p>9.099999999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4">
            <text:p>3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  <table:table-cell office:value-type="float" office:value="5.9">
            <text:p>5.9</text:p>
          </table:table-cell>
          <table:table-cell/>
          <table:table-cell office:value-type="float" office:value="5.90000000011059">
            <text:p>5.9000000001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52">
            <text:p>0.152</text:p>
          </table:table-cell>
          <table:table-cell office:value-type="float" office:value="7">
            <text:p>7</text:p>
          </table:table-cell>
          <table:table-cell/>
          <table:table-cell office:value-type="float" office:value="4.69999999768334">
            <text:p>4.6999999977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3">
            <text:p>0.133</text:p>
          </table:table-cell>
          <table:table-cell office:value-type="float" office:value="6.1">
            <text:p>6.1</text:p>
          </table:table-cell>
          <table:table-cell/>
          <table:table-cell office:value-type="float" office:value="4.30000000051223">
            <text:p>4.300000000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3.2">
            <text:p>3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2">
            <text:p>2.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183">
            <text:p>0.183</text:p>
          </table:table-cell>
          <table:table-cell office:value-type="float" office:value="8.4">
            <text:p>8.4</text:p>
          </table:table-cell>
          <table:table-cell/>
          <table:table-cell office:value-type="float" office:value="6.70000000172877">
            <text:p>6.7000000017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5.1">
            <text:p>5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5.4">
            <text:p>5.4</text:p>
          </table:table-cell>
          <table:table-cell/>
          <table:table-cell office:value-type="float" office:value="13.2999999987078">
            <text:p>13.2999999987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6.6">
            <text:p>6.6</text:p>
          </table:table-cell>
          <table:table-cell/>
          <table:table-cell office:value-type="float" office:value="5.30000000071595">
            <text:p>5.3000000007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48">
            <text:p>0.148</text:p>
          </table:table-cell>
          <table:table-cell office:value-type="float" office:value="6.8">
            <text:p>6.8</text:p>
          </table:table-cell>
          <table:table-cell/>
          <table:table-cell office:value-type="float" office:value="5.49999999930151">
            <text:p>5.499999999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4">
            <text:p>3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9">
            <text:p>0.139</text:p>
          </table:table-cell>
          <table:table-cell office:value-type="float" office:value="6.4">
            <text:p>6.4</text:p>
          </table:table-cell>
          <table:table-cell/>
          <table:table-cell office:value-type="float" office:value="6.39999999839347">
            <text:p>6.3999999984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/>
          <table:table-cell office:value-type="float" office:value="6.19999999980792">
            <text:p>6.1999999998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office:value-type="float" office:value="3.8">
            <text:p>3.8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3.9">
            <text:p>3.9</text:p>
          </table:table-cell>
          <table:table-cell/>
          <table:table-cell office:value-type="float" office:value="8.39999999880092">
            <text:p>8.3999999988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2">
            <text:p>2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6.3">
            <text:p>6.3</text:p>
          </table:table-cell>
          <table:table-cell/>
          <table:table-cell office:value-type="float" office:value="5.29999999707798">
            <text:p>5.2999999971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6">
            <text:p>0.096</text:p>
          </table:table-cell>
          <table:table-cell office:value-type="float" office:value="4.4">
            <text:p>4.4</text:p>
          </table:table-cell>
          <table:table-cell/>
          <table:table-cell office:value-type="float" office:value="6.49999999950524">
            <text:p>6.499999999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5">
            <text:p>0.015</text:p>
          </table:table-cell>
          <table:table-cell office:value-type="float" office:value="1.8">
            <text:p>1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5.6">
            <text:p>5.6</text:p>
          </table:table-cell>
          <table:table-cell/>
          <table:table-cell office:value-type="float" office:value="4.60000000020955">
            <text:p>4.600000000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3.3">
            <text:p>3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5.7">
            <text:p>5.7</text:p>
          </table:table-cell>
          <table:table-cell/>
          <table:table-cell office:value-type="float" office:value="5.60000000041327">
            <text:p>5.6000000004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4">
            <text:p>3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2.3">
            <text:p>2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  <table:table-cell office:value-type="float" office:value="5.9">
            <text:p>5.9</text:p>
          </table:table-cell>
          <table:table-cell/>
          <table:table-cell office:value-type="float" office:value="7.79999999940628">
            <text:p>7.7999999994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36">
            <text:p>0.036</text:p>
          </table:table-cell>
          <table:table-cell office:value-type="float" office:value="4.3">
            <text:p>4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5">
            <text:p>3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7.2">
            <text:p>7.2</text:p>
          </table:table-cell>
          <table:table-cell/>
          <table:table-cell office:value-type="float" office:value="6.600000000617">
            <text:p>6.6000000006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3.7">
            <text:p>3.7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  <table:table-cell office:value-type="float" office:value="5.4">
            <text:p>5.4</text:p>
          </table:table-cell>
          <table:table-cell/>
          <table:table-cell office:value-type="float" office:value="8.0999999991036">
            <text:p>8.099999999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4">
            <text:p>3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5.6">
            <text:p>5.6</text:p>
          </table:table-cell>
          <table:table-cell/>
          <table:table-cell office:value-type="float" office:value="6.49999999950524">
            <text:p>6.499999999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4">
            <text:p>3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46">
            <text:p>0.146</text:p>
          </table:table-cell>
          <table:table-cell office:value-type="float" office:value="6.7">
            <text:p>6.7</text:p>
          </table:table-cell>
          <table:table-cell/>
          <table:table-cell office:value-type="float" office:value="5.79999999899883">
            <text:p>5.799999999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4">
            <text:p>3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6">
            <text:p>0.146</text:p>
          </table:table-cell>
          <table:table-cell office:value-type="float" office:value="6.7">
            <text:p>6.7</text:p>
          </table:table-cell>
          <table:table-cell/>
          <table:table-cell office:value-type="float" office:value="7.29999999748543">
            <text:p>7.299999997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9">
            <text:p>2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8">
            <text:p>0.148</text:p>
          </table:table-cell>
          <table:table-cell office:value-type="float" office:value="6.8">
            <text:p>6.8</text:p>
          </table:table-cell>
          <table:table-cell/>
          <table:table-cell office:value-type="float" office:value="8.0999999991036">
            <text:p>8.0999999991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3.2">
            <text:p>3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9">
            <text:p>0.139</text:p>
          </table:table-cell>
          <table:table-cell office:value-type="float" office:value="6.4">
            <text:p>6.4</text:p>
          </table:table-cell>
          <table:table-cell/>
          <table:table-cell office:value-type="float" office:value="7.30000000112341">
            <text:p>7.3000000011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3.6">
            <text:p>3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5.7">
            <text:p>5.7</text:p>
          </table:table-cell>
          <table:table-cell/>
          <table:table-cell office:value-type="float" office:value="7.79999999940628">
            <text:p>7.7999999994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46">
            <text:p>0.046</text:p>
          </table:table-cell>
          <table:table-cell office:value-type="float" office:value="5.5">
            <text:p>5.5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5">
            <text:p>0.135</text:p>
          </table:table-cell>
          <table:table-cell office:value-type="float" office:value="6.2">
            <text:p>6.2</text:p>
          </table:table-cell>
          <table:table-cell/>
          <table:table-cell office:value-type="float" office:value="9.50000000011642">
            <text:p>9.5000000001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3.2">
            <text:p>3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/>
          <table:table-cell office:value-type="float" office:value="5.1000000021304">
            <text:p>5.100000002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31">
            <text:p>0.031</text:p>
          </table:table-cell>
          <table:table-cell office:value-type="float" office:value="3.7">
            <text:p>3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  <table:table-cell office:value-type="float" office:value="5.9">
            <text:p>5.9</text:p>
          </table:table-cell>
          <table:table-cell/>
          <table:table-cell office:value-type="float" office:value="6.39999999839347">
            <text:p>6.3999999984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34">
            <text:p>0.034</text:p>
          </table:table-cell>
          <table:table-cell office:value-type="float" office:value="4">
            <text:p>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48">
            <text:p>0.148</text:p>
          </table:table-cell>
          <table:table-cell office:value-type="float" office:value="6.8">
            <text:p>6.8</text:p>
          </table:table-cell>
          <table:table-cell/>
          <table:table-cell office:value-type="float" office:value="7.30000000112341">
            <text:p>7.300000001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4">
            <text:p>3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161">
            <text:p>0.161</text:p>
          </table:table-cell>
          <table:table-cell office:value-type="float" office:value="7.4">
            <text:p>7.4</text:p>
          </table:table-cell>
          <table:table-cell/>
          <table:table-cell office:value-type="float" office:value="6.00000000122236">
            <text:p>6.000000001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3.1">
            <text:p>3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6">
            <text:p>0.146</text:p>
          </table:table-cell>
          <table:table-cell office:value-type="float" office:value="6.7">
            <text:p>6.7</text:p>
          </table:table-cell>
          <table:table-cell/>
          <table:table-cell office:value-type="float" office:value="6.69999999809079">
            <text:p>6.699999998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9">
            <text:p>0.059</text:p>
          </table:table-cell>
          <table:table-cell office:value-type="float" office:value="7">
            <text:p>7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5.4">
            <text:p>5.4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7.2">
            <text:p>7.2</text:p>
          </table:table-cell>
          <table:table-cell/>
          <table:table-cell office:value-type="float" office:value="10.3999999992084">
            <text:p>10.399999999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2">
            <text:p>2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2">
            <text:p>0.122</text:p>
          </table:table-cell>
          <table:table-cell office:value-type="float" office:value="5.6">
            <text:p>5.6</text:p>
          </table:table-cell>
          <table:table-cell/>
          <table:table-cell office:value-type="float" office:value="4.89999999990687">
            <text:p>4.8999999999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4">
            <text:p>0.014</text:p>
          </table:table-cell>
          <table:table-cell office:value-type="float" office:value="1.7">
            <text:p>1.7</text:p>
          </table:table-cell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  <table:table-cell office:value-type="float" office:value="0.189">
            <text:p>0.189</text:p>
          </table:table-cell>
          <table:table-cell office:value-type="float" office:value="8.7">
            <text:p>8.7</text:p>
          </table:table-cell>
          <table:table-cell/>
          <table:table-cell office:value-type="float" office:value="4.49999999909778">
            <text:p>4.499999999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2">
            <text:p>2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  <table:table-cell office:value-type="float" office:value="4.8">
            <text:p>4.8</text:p>
          </table:table-cell>
          <table:table-cell/>
          <table:table-cell office:value-type="float" office:value="4.89999999990687">
            <text:p>4.8999999999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6">
            <text:p>0.056</text:p>
          </table:table-cell>
          <table:table-cell office:value-type="float" office:value="6.7">
            <text:p>6.7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5.4">
            <text:p>5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9">
            <text:p>0.139</text:p>
          </table:table-cell>
          <table:table-cell office:value-type="float" office:value="6.4">
            <text:p>6.4</text:p>
          </table:table-cell>
          <table:table-cell/>
          <table:table-cell office:value-type="float" office:value="10.2999999980966">
            <text:p>10.2999999981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5.3">
            <text:p>5.3</text:p>
          </table:table-cell>
          <table:table-cell/>
          <table:table-cell office:value-type="float" office:value="6.30000000091968">
            <text:p>6.300000000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33">
            <text:p>0.033</text:p>
          </table:table-cell>
          <table:table-cell office:value-type="float" office:value="3.9">
            <text:p>3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5.3">
            <text:p>5.3</text:p>
          </table:table-cell>
          <table:table-cell/>
          <table:table-cell office:value-type="float" office:value="6.79999999920256">
            <text:p>6.799999999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2.4">
            <text:p>2.4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8">
            <text:p>0.148</text:p>
          </table:table-cell>
          <table:table-cell office:value-type="float" office:value="6.8">
            <text:p>6.8</text:p>
          </table:table-cell>
          <table:table-cell/>
          <table:table-cell office:value-type="float" office:value="4.30000000051223">
            <text:p>4.300000000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9">
            <text:p>2.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5.2">
            <text:p>5.2</text:p>
          </table:table-cell>
          <table:table-cell/>
          <table:table-cell office:value-type="float" office:value="4.89999999990687">
            <text:p>4.8999999999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3">
            <text:p>0.133</text:p>
          </table:table-cell>
          <table:table-cell office:value-type="float" office:value="6.1">
            <text:p>6.1</text:p>
          </table:table-cell>
          <table:table-cell/>
          <table:table-cell office:value-type="float" office:value="6.30000000091968">
            <text:p>6.3000000009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9">
            <text:p>2.9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54">
            <text:p>0.154</text:p>
          </table:table-cell>
          <table:table-cell office:value-type="float" office:value="7.1">
            <text:p>7.1</text:p>
          </table:table-cell>
          <table:table-cell/>
          <table:table-cell office:value-type="float" office:value="5.00000000101863">
            <text:p>5.00000000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3.2">
            <text:p>3.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1">
            <text:p>0.021</text:p>
          </table:table-cell>
          <table:table-cell office:value-type="float" office:value="2.5">
            <text:p>2.5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/>
          <table:table-cell office:value-type="float" office:value="7.90000000051805">
            <text:p>7.900000000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  <table:table-cell office:value-type="float" office:value="5">
            <text:p>5</text:p>
          </table:table-cell>
          <table:table-cell/>
          <table:table-cell office:value-type="float" office:value="5.1000000021304">
            <text:p>5.100000002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3.3">
            <text:p>3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7">
            <text:p>0.137</text:p>
          </table:table-cell>
          <table:table-cell office:value-type="float" office:value="6.3">
            <text:p>6.3</text:p>
          </table:table-cell>
          <table:table-cell/>
          <table:table-cell office:value-type="float" office:value="5.60000000041327">
            <text:p>5.600000000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54">
            <text:p>0.054</text:p>
          </table:table-cell>
          <table:table-cell office:value-type="float" office:value="6.4">
            <text:p>6.4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35">
            <text:p>0.035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6">
            <text:p>0.146</text:p>
          </table:table-cell>
          <table:table-cell office:value-type="float" office:value="6.7">
            <text:p>6.7</text:p>
          </table:table-cell>
          <table:table-cell/>
          <table:table-cell office:value-type="float" office:value="10.6000000014319">
            <text:p>10.6000000014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9">
            <text:p>0.029</text:p>
          </table:table-cell>
          <table:table-cell office:value-type="float" office:value="3.5">
            <text:p>3.5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6">
            <text:p>6</text:p>
          </table:table-cell>
          <table:table-cell/>
          <table:table-cell office:value-type="float" office:value="6.40000000203145">
            <text:p>6.40000000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office:value-type="float" office:value="2.7">
            <text:p>2.7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  <table:table-cell office:value-type="float" office:value="5.2">
            <text:p>5.2</text:p>
          </table:table-cell>
          <table:table-cell/>
          <table:table-cell office:value-type="float" office:value="5.39999999818974">
            <text:p>5.399999998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6">
            <text:p>0.016</text:p>
          </table:table-cell>
          <table:table-cell office:value-type="float" office:value="1.9">
            <text:p>1.9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0.011">
            <text:p>0.011</text:p>
          </table:table-cell>
          <table:table-cell office:value-type="float" office:value="1.3">
            <text:p>1.3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65">
            <text:p>0.165</text:p>
          </table:table-cell>
          <table:table-cell office:value-type="float" office:value="7.6">
            <text:p>7.6</text:p>
          </table:table-cell>
          <table:table-cell/>
          <table:table-cell office:value-type="float" office:value="6.79999999920256">
            <text:p>6.7999999992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0.057">
            <text:p>0.057</text:p>
          </table:table-cell>
          <table:table-cell office:value-type="float" office:value="6.8">
            <text:p>6.8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4.8">
            <text:p>4.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43">
            <text:p>0.143</text:p>
          </table:table-cell>
          <table:table-cell office:value-type="float" office:value="6.6">
            <text:p>6.6</text:p>
          </table:table-cell>
          <table:table-cell/>
          <table:table-cell office:value-type="float" office:value="11.900000001333">
            <text:p>11.900000001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3">
            <text:p>0.013</text:p>
          </table:table-cell>
          <table:table-cell office:value-type="float" office:value="1.6">
            <text:p>1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6.5">
            <text:p>6.5</text:p>
          </table:table-cell>
          <table:table-cell/>
          <table:table-cell office:value-type="float" office:value="6.90000000031432">
            <text:p>6.900000000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4">
            <text:p>0.024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9">
            <text:p>0.019</text:p>
          </table:table-cell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91">
            <text:p>0.091</text:p>
          </table:table-cell>
          <table:table-cell office:value-type="float" office:value="4.2">
            <text:p>4.2</text:p>
          </table:table-cell>
          <table:table-cell/>
          <table:table-cell office:value-type="float" office:value="6.00000000122236">
            <text:p>6.0000000012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7">
            <text:p>0.027</text:p>
          </table:table-cell>
          <table:table-cell office:value-type="float" office:value="3.2">
            <text:p>3.2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  <table:table-cell office:value-type="float" office:value="5.7">
            <text:p>5.7</text:p>
          </table:table-cell>
          <table:table-cell/>
          <table:table-cell office:value-type="float" office:value="5.79999999899883">
            <text:p>5.799999999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8">
            <text:p>0.028</text:p>
          </table:table-cell>
          <table:table-cell office:value-type="float" office:value="3.3">
            <text:p>3.3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2">
            <text:p>0.022</text:p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6">
            <text:p>0.126</text:p>
          </table:table-cell>
          <table:table-cell office:value-type="float" office:value="5.8">
            <text:p>5.8</text:p>
          </table:table-cell>
          <table:table-cell/>
          <table:table-cell office:value-type="float" office:value="6.49999999950524">
            <text:p>6.499999999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3.1">
            <text:p>3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1">
            <text:p>2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39">
            <text:p>0.139</text:p>
          </table:table-cell>
          <table:table-cell office:value-type="float" office:value="6.4">
            <text:p>6.4</text:p>
          </table:table-cell>
          <table:table-cell/>
          <table:table-cell office:value-type="float" office:value="5.19999999960419">
            <text:p>5.1999999996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043">
            <text:p>0.043</text:p>
          </table:table-cell>
          <table:table-cell office:value-type="float" office:value="5.1">
            <text:p>5.1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4.6">
            <text:p>4.6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6.5">
            <text:p>6.5</text:p>
          </table:table-cell>
          <table:table-cell/>
          <table:table-cell office:value-type="float" office:value="7.60000000082073">
            <text:p>7.6000000008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026">
            <text:p>0.026</text:p>
          </table:table-cell>
          <table:table-cell office:value-type="float" office:value="3.1">
            <text:p>3.1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018">
            <text:p>0.018</text:p>
          </table:table-cell>
          <table:table-cell office:value-type="float" office:value="2.2">
            <text:p>2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  <table:table-cell office:value-type="float" office:value="5.3">
            <text:p>5.3</text:p>
          </table:table-cell>
          <table:table-cell/>
          <table:table-cell office:value-type="float" office:value="7.00000000142609">
            <text:p>7.0000000014</text:p>
          </table:table-cell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045">
            <text:p>0.045</text:p>
          </table:table-cell>
          <table:table-cell office:value-type="float" office:value="5.4">
            <text:p>5.4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039">
            <text:p>0.039</text:p>
          </table:table-cell>
          <table:table-cell office:value-type="float" office:value="4.6">
            <text:p>4.6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5.5">
            <text:p>5.5</text:p>
          </table:table-cell>
          <table:table-cell/>
          <table:table-cell office:value-type="float" office:value="9.2000000004191">
            <text:p>9.2000000004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formula="of:=SUM([.A2:.A101])/COUNT([.A2:.A101])" office:value-type="float" office:value="0.413">
            <text:p>0.413</text:p>
          </table:table-cell>
          <table:table-cell table:formula="of:=SUM([.B2:.B101])/COUNT([.B2:.B101])" office:value-type="float" office:value="0">
            <text:p>0</text:p>
          </table:table-cell>
          <table:table-cell table:formula="of:=SUM([.C2:.C101])/COUNT([.C2:.C101])" office:value-type="float" office:value="0.02758">
            <text:p>0.02758</text:p>
          </table:table-cell>
          <table:table-cell table:formula="of:=SUM([.D2:.D101])/COUNT([.D2:.D101])" office:value-type="float" office:value="3.279">
            <text:p>3.279</text:p>
          </table:table-cell>
          <table:table-cell table:formula="of:=SUM([.E2:.E101])/COUNT([.E2:.E101])" office:value-type="float" office:value="0.292">
            <text:p>0.292</text:p>
          </table:table-cell>
          <table:table-cell table:formula="of:=SUM([.F2:.F101])/COUNT([.F2:.F101])" office:value-type="float" office:value="0">
            <text:p>0</text:p>
          </table:table-cell>
          <table:table-cell table:formula="of:=SUM([.G2:.G101])/COUNT([.G2:.G101])" office:value-type="float" office:value="0.02069">
            <text:p>0.02069</text:p>
          </table:table-cell>
          <table:table-cell table:formula="of:=SUM([.H2:.H101])/COUNT([.H2:.H101])" office:value-type="float" office:value="2.463">
            <text:p>2.463</text:p>
          </table:table-cell>
          <table:table-cell table:formula="of:=SUM([.I2:.I101])/COUNT([.I2:.I101])" office:value-type="float" office:value="0.321">
            <text:p>0.321</text:p>
          </table:table-cell>
          <table:table-cell table:formula="of:=SUM([.J2:.J101])/COUNT([.J2:.J101])" office:value-type="float" office:value="0">
            <text:p>0</text:p>
          </table:table-cell>
          <table:table-cell table:formula="of:=SUM([.K2:.K101])/COUNT([.K2:.K101])" office:value-type="float" office:value="0.10925">
            <text:p>0.10925</text:p>
          </table:table-cell>
          <table:table-cell table:formula="of:=SUM([.L2:.L101])/COUNT([.L2:.L101])" office:value-type="float" office:value="5.025">
            <text:p>5.025</text:p>
          </table:table-cell>
          <table:table-cell/>
          <table:table-cell table:formula="of:=SUM([.N2:.N101])/COUNT([.N2:.N101])" office:value-type="float" office:value="6.3819999997213">
            <text:p>6.3819999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21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7T21:34:46</dc:date>
    <dc:creator>Nadin-Katrin Apel</dc:creator>
    <meta:generator>OpenOffice/4.1.6$Unix OpenOffice.org_project/416m1$Build-9790</meta:generator>
    <meta:editing-duration>PT1H44M54S</meta:editing-duration>
    <meta:editing-cycles>4</meta:editing-cycles>
    <meta:document-statistic meta:table-count="4" meta:cell-count="4320" meta:object-count="0"/>
  </office:meta>
</office:document-meta>
</file>